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20000020000003560000136AFC460B8283423CF6.svm" manifest:media-type=""/>
  <manifest:file-entry manifest:full-path="Object 9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48.5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7.3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4.69pt" fo:break-before="auto" style:use-optimal-row-height="false"/>
    </style:style>
    <style:style style:name="ro3" style:family="table-row">
      <style:table-row-properties style:row-height="35.94pt" fo:break-before="auto" style:use-optimal-row-height="false"/>
    </style:style>
    <style:style style:name="ro4" style:family="table-row">
      <style:table-row-properties style:row-height="62.96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.41pt" fo:break-before="auto" style:use-optimal-row-height="true"/>
    </style:style>
    <style:style style:name="ro7" style:family="table-row">
      <style:table-row-properties style:row-height="49.24pt" fo:break-before="auto" style:use-optimal-row-height="true"/>
    </style:style>
    <style:style style:name="ro8" style:family="table-row">
      <style:table-row-properties style:row-height="37.45pt" fo:break-before="auto" style:use-optimal-row-height="true"/>
    </style:style>
    <style:style style:name="ro9" style:family="table-row">
      <style:table-row-properties style:row-height="32.2pt" fo:break-before="auto" style:use-optimal-row-height="false"/>
    </style:style>
    <style:style style:name="ro10" style:family="table-row">
      <style:table-row-properties style:row-height="25.46pt" fo:break-before="auto" style:use-optimal-row-height="true"/>
    </style:style>
    <style:style style:name="ro11" style:family="table-row">
      <style:table-row-properties style:row-height="37.3pt" fo:break-before="auto" style:use-optimal-row-height="true"/>
    </style:style>
    <style:style style:name="ro12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2" style:family="table-cell" style:parent-style-name="Default">
      <style:table-cell-properties fo:background-color="#e3fad8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3" style:family="table-cell" style:parent-style-name="Default">
      <style:table-cell-properties fo:background-color="#fff7ff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4" style:family="table-cell" style:parent-style-name="Default">
      <style:table-cell-properties fo:background-color="#f7e6e4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Verdana"/>
    </style:style>
    <style:style style:name="ce9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10" style:family="table-cell" style:parent-style-name="Default" style:data-style-name="N1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Verdana"/>
    </style:style>
    <style:style style:name="ce1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12" style:family="table-cell" style:parent-style-name="Default" style:data-style-name="N1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6" style:family="table-cell" style:parent-style-name="Default" style:data-style-name="N1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7" style:family="table-cell" style:parent-style-name="Default" style:data-style-name="N1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8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9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20" style:family="table-cell" style:parent-style-name="Default">
      <style:table-cell-properties fo:border-bottom="0.06pt solid #000000" fo:background-color="#f7f1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21" style:family="table-cell" style:parent-style-name="Default" style:data-style-name="N10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22" style:family="table-cell" style:parent-style-name="Default">
      <style:table-cell-properties fo:background-color="#f7f7e4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3" style:family="table-cell" style:parent-style-name="Default">
      <style:table-cell-properties fo:border-bottom="0.06pt solid #000000" fo:background-color="#f7e4e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24" style:family="table-cell" style:parent-style-name="Default">
      <style:table-cell-properties fo:background-color="#ebe4f7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5" style:family="table-cell" style:parent-style-name="Default" style:data-style-name="N10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26" style:family="table-cell" style:parent-style-name="Default">
      <style:table-cell-properties fo:border-bottom="0.06pt solid #000000" fo:background-color="#e4ebf7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27" style:family="table-cell" style:parent-style-name="Default">
      <style:table-cell-properties fo:background-color="#e4f7f6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8" style:family="table-cell" style:parent-style-name="Default">
      <style:table-cell-properties fo:border-bottom="0.06pt solid #000000" fo:background-color="#e4f7e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29" style:family="table-cell" style:parent-style-name="Default">
      <style:table-cell-properties fo:border-bottom="none" fo:background-color="#ffcc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Verdana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/>
    </style:style>
    <style:style style:name="ce31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32" style:family="table-cell" style:parent-style-name="Default" style:data-style-name="N1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33" style:family="table-cell" style:parent-style-name="Default">
      <style:table-cell-properties fo:background-color="#ffccff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34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36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37" style:family="table-cell" style:parent-style-name="Default">
      <style:table-cell-properties fo:border-bottom="none" fo:background-color="#99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38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Verdana"/>
    </style:style>
    <style:style style:name="ce39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Verdana"/>
    </style:style>
    <style:style style:name="ce4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Verdana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Verdana"/>
    </style:style>
    <style:style style:name="ce4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/>
    </style:style>
    <style:style style:name="ce44" style:family="table-cell" style:parent-style-name="Default" style:data-style-name="N11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/>
    </style:style>
    <style:style style:name="ce45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4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8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pt" svg:height="284.46pt" svg:x="1557.89pt" svg:y="97.03pt">
            <loext:p draw:notify-on-update-of-ranges="Sheet1.A41:Sheet1.A41 Sheet1.D41:Sheet1.D41 Sheet1.G41:Sheet1.G41 Sheet1.J41:Sheet1.J41 Sheet1.M41:Sheet1.M41 Sheet1.P41:Sheet1.P41 Sheet1.S41:Sheet1.S41 Sheet1.V41:Sheet1.V4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6pt" svg:height="284.46pt" svg:x="1818.65pt" svg:y="441.41pt">
            <loext:p draw:notify-on-update-of-ranges="Sheet1.A41:Sheet1.A41 Sheet1.D41:Sheet1.D41 Sheet1.G41:Sheet1.G41 Sheet1.J41:Sheet1.J41 Sheet1.M41:Sheet1.M41 Sheet1.P41:Sheet1.P41 Sheet1.S41:Sheet1.S41 Sheet1.V41:Sheet1.V4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453.51pt" svg:height="255.09pt" svg:x="1851.62pt" svg:y="762.04pt">
            <loext:p draw:notify-on-update-of-ranges="Sheet1.B43:Sheet1.B44 Sheet1.E43:Sheet1.E44 Sheet1.H43:Sheet1.H44 Sheet1.K43:Sheet1.K44 Sheet1.N43:Sheet1.N44 Sheet1.Q43:Sheet1.Q44 Sheet1.T43:Sheet1.T44 Sheet1.W43:Sheet1.W4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4" table:default-cell-style-name="ce1"/>
        <table:table-column table:style-name="co2" table:number-columns-repeated="5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992" table:default-cell-style-name="ce1"/>
        <table:table-row table:style-name="ro1">
          <table:table-cell table:number-columns-repeated="1024"/>
        </table:table-row>
        <table:table-row table:style-name="ro2" table:visibility="collapse">
          <table:table-cell table:style-name="ce2" office:value-type="string" calcext:value-type="string" table:number-columns-spanned="24" table:number-rows-spanned="1">
            <text:p>Top – Against 5% MCH; Key: Period 1 = Pre-training; 2 = Mock; 3 = Post training w/ 5% MCH; 4 = w/ 4% MCH; 5 = w/ 3% MCH</text:p>
          </table:table-cell>
          <table:covered-table-cell table:number-columns-repeated="23"/>
          <table:table-cell table:number-columns-repeated="1000"/>
        </table:table-row>
        <table:table-row table:style-name="ro2" table:visibility="collapse">
          <table:table-cell table:style-name="ce3" office:value-type="string" calcext:value-type="string" table:number-columns-spanned="24" table:number-rows-spanned="1">
            <text:p>Bottom – Against 8% OCT; Key: Period 1 = Pre-training; 2 = Post training w/ 8% OCT; 3 = w/ 6% OCT; 4 = w/ 4% OCT</text:p>
          </table:table-cell>
          <table:covered-table-cell table:number-columns-repeated="23"/>
          <table:table-cell table:number-columns-repeated="1000"/>
        </table:table-row>
        <table:table-row table:style-name="ro2" table:visibility="collapse">
          <table:table-cell table:number-columns-repeated="1024"/>
        </table:table-row>
        <table:table-row table:style-name="ro3" table:visibility="collapse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7"/>
          <table:covered-table-cell table:style-name="ce14"/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number-columns-repeated="2" table:style-name="ce7"/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number-columns-repeated="2" table:style-name="ce7"/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7"/>
          <table:covered-table-cell table:style-name="ce14"/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number-columns-repeated="2" table:style-name="ce7"/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7"/>
          <table:covered-table-cell table:style-name="ce14"/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7"/>
          <table:covered-table-cell table:style-name="ce14"/>
          <table:table-cell table:style-name="ce14"/>
          <table:table-cell table:number-columns-repeated="999"/>
        </table:table-row>
        <table:table-row table:style-name="ro4" table:visibility="collapse"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13"/>
          <table:table-cell table:number-columns-repeated="999"/>
        </table:table-row>
        <table:table-row table:style-name="ro3" table:visibility="collapse"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999"/>
        </table:table-row>
        <table:table-row table:style-name="ro3" table:visibility="collapse"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number-columns-repeated="999"/>
        </table:table-row>
        <table:table-row table:style-name="ro3" table:visibility="collapse"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999"/>
        </table:table-row>
        <table:table-row table:style-name="ro3" table:visibility="collapse">
          <table:table-cell table:style-name="ce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999"/>
        </table:table-row>
        <table:table-row table:style-name="ro3" table:visibility="collapse">
          <table:table-cell table:style-name="ce5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number-columns-repeated="999"/>
        </table:table-row>
        <table:table-row table:style-name="ro3" table:visibility="collapse">
          <table:table-cell table:number-columns-repeated="1024"/>
        </table:table-row>
        <table:table-row table:style-name="ro3" table:visibility="collapse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7"/>
          <table:covered-table-cell table:style-name="ce14"/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number-columns-repeated="2" table:style-name="ce7"/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number-columns-repeated="2" table:style-name="ce7"/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7"/>
          <table:covered-table-cell table:style-name="ce14"/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number-columns-repeated="2" table:style-name="ce7"/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7"/>
          <table:covered-table-cell table:style-name="ce14"/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7"/>
          <table:covered-table-cell table:style-name="ce14"/>
          <table:table-cell table:style-name="ce14"/>
          <table:table-cell table:number-columns-repeated="999"/>
        </table:table-row>
        <table:table-row table:style-name="ro4" table:visibility="collapse"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13"/>
          <table:table-cell table:number-columns-repeated="999"/>
        </table:table-row>
        <table:table-row table:style-name="ro3" table:visibility="collapse"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number-columns-repeated="999"/>
        </table:table-row>
        <table:table-row table:style-name="ro3" table:visibility="collapse"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number-columns-repeated="999"/>
        </table:table-row>
        <table:table-row table:style-name="ro3" table:visibility="collapse">
          <table:table-cell table:style-name="ce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number-columns-repeated="999"/>
        </table:table-row>
        <table:table-row table:style-name="ro3" table:visibility="collapse">
          <table:table-cell table:style-name="ce5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number-columns-repeated="999"/>
        </table:table-row>
        <table:table-row table:style-name="ro3" table:visibility="collapse">
          <table:table-cell table:number-columns-repeated="1024"/>
        </table:table-row>
        <table:table-row table:style-name="ro3" table:visibility="collapse">
          <table:table-cell table:style-name="ce2" office:value-type="string" calcext:value-type="string" table:number-columns-spanned="24" table:number-rows-spanned="1">
            <text:p>Top – Against 3% MCH; Key: Period 1 = Pre-training; 2 = Post training w/3% MCH; 3 = Post training w/ 4% MCH; 4 = w/ 5% MCH</text:p>
          </table:table-cell>
          <table:covered-table-cell table:number-columns-repeated="23"/>
          <table:table-cell table:number-columns-repeated="1000"/>
        </table:table-row>
        <table:table-row table:style-name="ro3" table:visibility="collapse">
          <table:table-cell table:style-name="ce3" office:value-type="string" calcext:value-type="string" table:number-columns-spanned="24" table:number-rows-spanned="1">
            <text:p>Bottom – Against 4% OCT; Key: Period 1 = Pre-training; 2 = Post training w/ 4% OCT; 3 = w/ 6% OCT; 4 = w/ 8% OCT</text:p>
          </table:table-cell>
          <table:covered-table-cell table:number-columns-repeated="23"/>
          <table:table-cell table:number-columns-repeated="1000"/>
        </table:table-row>
        <table:table-row table:style-name="ro3" table:visibility="collapse">
          <table:table-cell table:number-columns-repeated="1024"/>
        </table:table-row>
        <table:table-row table:style-name="ro3" table:visibility="collapse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7"/>
          <table:covered-table-cell table:style-name="ce14"/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number-columns-repeated="2" table:style-name="ce7"/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number-columns-repeated="2" table:style-name="ce7"/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7"/>
          <table:covered-table-cell table:style-name="ce14"/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number-columns-repeated="2" table:style-name="ce7"/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7"/>
          <table:covered-table-cell table:style-name="ce14"/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7"/>
          <table:covered-table-cell table:style-name="ce14"/>
          <table:table-cell table:style-name="ce14"/>
          <table:table-cell table:number-columns-repeated="999"/>
        </table:table-row>
        <table:table-row table:style-name="ro3" table:visibility="collapse"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13"/>
          <table:table-cell table:number-columns-repeated="999"/>
        </table:table-row>
        <table:table-row table:style-name="ro3" table:visibility="collapse"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999"/>
        </table:table-row>
        <table:table-row table:style-name="ro3" table:visibility="collapse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number-columns-repeated="999"/>
        </table:table-row>
        <table:table-row table:style-name="ro3" table:visibility="collapse"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999"/>
        </table:table-row>
        <table:table-row table:style-name="ro3" table:visibility="collapse">
          <table:table-cell table:style-name="ce5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/>
          <table:table-cell table:number-columns-repeated="999"/>
        </table:table-row>
        <table:table-row table:style-name="ro3" table:visibility="collapse">
          <table:table-cell table:number-columns-repeated="1024"/>
        </table:table-row>
        <table:table-row table:style-name="ro3" table:visibility="collapse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7"/>
          <table:covered-table-cell table:style-name="ce14"/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number-columns-repeated="2" table:style-name="ce7"/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number-columns-repeated="2" table:style-name="ce7"/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7"/>
          <table:covered-table-cell table:style-name="ce14"/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number-columns-repeated="2" table:style-name="ce7"/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7"/>
          <table:covered-table-cell table:style-name="ce14"/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7"/>
          <table:covered-table-cell table:style-name="ce14"/>
          <table:table-cell table:style-name="ce14"/>
          <table:table-cell table:number-columns-repeated="999"/>
        </table:table-row>
        <table:table-row table:style-name="ro3" table:visibility="collapse"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13"/>
          <table:table-cell table:number-columns-repeated="999"/>
        </table:table-row>
        <table:table-row table:style-name="ro3" table:visibility="collapse"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number-columns-repeated="999"/>
        </table:table-row>
        <table:table-row table:style-name="ro3" table:visibility="collapse"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number-columns-repeated="999"/>
        </table:table-row>
        <table:table-row table:style-name="ro3" table:visibility="collapse"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number-columns-repeated="999"/>
        </table:table-row>
        <table:table-row table:style-name="ro3" table:visibility="collapse">
          <table:table-cell table:style-name="ce5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number-columns-repeated="999"/>
        </table:table-row>
        <table:table-row table:style-name="ro5" table:visibility="collapse" table:number-rows-repeated="2">
          <table:table-cell table:number-columns-repeated="1024"/>
        </table:table-row>
        <table:table-row table:style-name="ro6">
          <table:table-cell table:style-name="ce2" office:value-type="string" calcext:value-type="string" table:number-columns-spanned="24" table:number-rows-spanned="1">
            <text:p>Top – Against 5% MCH; Key: Period 1 = Pre-training; 2 = Mock; 3 = Post training w/ 5% MCH; 4 = w/ 4% MCH; 5 = w/ 3% MCH</text:p>
          </table:table-cell>
          <table:covered-table-cell table:number-columns-repeated="23"/>
          <table:table-cell table:number-columns-repeated="1000"/>
        </table:table-row>
        <table:table-row table:style-name="ro6">
          <table:table-cell table:style-name="ce3" office:value-type="string" calcext:value-type="string" table:number-columns-spanned="24" table:number-rows-spanned="1">
            <text:p>Bottom – Against 8% OCT; Key: Period 1 = Pre-training; 2 = Post training w/ 8% OCT; 3 = w/ 6% OCT; 4 = w/ 4% OCT</text:p>
          </table:table-cell>
          <table:covered-table-cell table:number-columns-repeated="23"/>
          <table:table-cell table:number-columns-repeated="1000"/>
        </table:table-row>
        <table:table-row table:style-name="ro5">
          <table:table-cell table:number-columns-spanned="24" table:number-rows-spanned="1"/>
          <table:covered-table-cell table:number-columns-repeated="23"/>
          <table:table-cell table:number-columns-repeated="1000"/>
        </table:table-row>
        <table:table-row table:style-name="ro6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7"/>
          <table:covered-table-cell table:style-name="ce14"/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number-columns-repeated="2" table:style-name="ce7"/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number-columns-repeated="2" table:style-name="ce7"/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7"/>
          <table:covered-table-cell table:style-name="ce14"/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number-columns-repeated="2" table:style-name="ce7"/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7"/>
          <table:covered-table-cell table:style-name="ce14"/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7"/>
          <table:covered-table-cell table:style-name="ce14"/>
          <table:table-cell table:style-name="ce14"/>
          <table:table-cell table:style-name="ce29" office:value-type="string" calcext:value-type="string" table:number-columns-spanned="2" table:number-rows-spanned="1">
            <text:p>Mean</text:p>
          </table:table-cell>
          <table:covered-table-cell table:style-name="ce35"/>
          <table:table-cell table:style-name="ce37" office:value-type="string" calcext:value-type="string" table:number-columns-spanned="2" table:number-rows-spanned="1">
            <text:p>SEM</text:p>
          </table:table-cell>
          <table:covered-table-cell table:style-name="ce35"/>
          <table:table-cell table:number-columns-repeated="995"/>
        </table:table-row>
        <table:table-row table:style-name="ro7"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13"/>
          <table:table-cell table:style-name="ce30" office:value-type="string" calcext:value-type="string">
            <text:p><text:s/>Entry into 5% MCH</text:p>
          </table:table-cell>
          <table:table-cell table:style-name="ce14" office:value-type="string" calcext:value-type="string">
            <text:p>Entry into 12% OCT</text:p>
          </table:table-cell>
          <table:table-cell table:style-name="ce7" office:value-type="string" calcext:value-type="string">
            <text:p>MCH</text:p>
          </table:table-cell>
          <table:table-cell table:style-name="ce14" office:value-type="string" calcext:value-type="string">
            <text:p>OCT</text:p>
          </table:table-cell>
          <table:table-cell table:number-columns-repeated="3"/>
          <table:table-cell table:style-name="ce30" office:value-type="string" calcext:value-type="string">
            <text:p>Trained Against 5% MCH</text:p>
          </table:table-cell>
          <table:table-cell table:style-name="ce14" office:value-type="string" calcext:value-type="string">
            <text:p>Trained Against 3% MCH</text:p>
          </table:table-cell>
          <table:table-cell table:style-name="ce7" office:value-type="string" calcext:value-type="string">
            <text:p>SEM Against 5%</text:p>
          </table:table-cell>
          <table:table-cell table:style-name="ce14" office:value-type="string" calcext:value-type="string">
            <text:p>SEM Against 3%</text:p>
          </table:table-cell>
          <table:table-cell table:number-columns-repeated="988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E7]/([.E7]+[.F7])" office:value-type="percentage" office:value="0.571428571428571" calcext:value-type="percentage">
            <text:p>57%</text:p>
          </table:table-cell>
          <table:table-cell table:style-name="ce9" table:formula="of:=[.F7]/([.E7]+[.F7])" office:value-type="percentage" office:value="0.428571428571429" calcext:value-type="percentage">
            <text:p>43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K7]/([.K7]+[.L7])" office:value-type="percentage" office:value="0.555555555555556" calcext:value-type="percentage">
            <text:p>56%</text:p>
          </table:table-cell>
          <table:table-cell table:style-name="ce9" table:formula="of:=[.L7]/([.L7]+[.K7])" office:value-type="percentage" office:value="0.444444444444444" calcext:value-type="percentage">
            <text:p>44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N7]/([.N7]+[.O7])" office:value-type="percentage" office:value="0.625" calcext:value-type="percentage">
            <text:p>63%</text:p>
          </table:table-cell>
          <table:table-cell table:style-name="ce16" table:formula="of:=[.O7]/([.O7]+[.N7])" office:value-type="percentage" office:value="0.375" calcext:value-type="percentage">
            <text:p>38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Q7]/([.Q7]+[.R7])" office:value-type="percentage" office:value="0.428571428571429" calcext:value-type="percentage">
            <text:p>43%</text:p>
          </table:table-cell>
          <table:table-cell table:style-name="ce9" table:formula="of:=[.R7]/([.Q7]+[.R7])" office:value-type="percentage" office:value="0.571428571428571" calcext:value-type="percentage">
            <text:p>57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T7]/([.T7]+[.U7])" office:value-type="percentage" office:value="0.25" calcext:value-type="percentage">
            <text:p>25%</text:p>
          </table:table-cell>
          <table:table-cell table:style-name="ce16" table:formula="of:=[.U7]/([.U7]+[.T7])" office:value-type="percentage" office:value="0.75" calcext:value-type="percentage">
            <text:p>75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W7]/([.W7]+[.X7])" office:value-type="percentage" office:value="0.571428571428571" calcext:value-type="percentage">
            <text:p>57%</text:p>
          </table:table-cell>
          <table:table-cell table:style-name="ce16" table:formula="of:=[.X7]/([.W7]+[.X7])" office:value-type="percentage" office:value="0.428571428571429" calcext:value-type="percentage">
            <text:p>43%</text:p>
          </table:table-cell>
          <table:table-cell office:value-type="string" calcext:value-type="string">
            <text:p>Pre-Conditioning</text:p>
          </table:table-cell>
          <table:table-cell table:style-name="ce31" table:formula="of:=([.B43]+[.E43]+[.K43]+[.N43]+[.Q43]+[.T43]+[.W43])/7" office:value-type="percentage" office:value="0.500283446712018" calcext:value-type="percentage">
            <text:p>50.03%</text:p>
          </table:table-cell>
          <table:table-cell table:style-name="ce18" table:formula="of:=([.C43]+[.F43]+[.L43]+[.O43]+[.R43]+[.U43]+[.X43])/7" office:value-type="percentage" office:value="0.499716553287982" calcext:value-type="percentage">
            <text:p>49.97%</text:p>
          </table:table-cell>
          <table:table-cell table:style-name="ce11" table:formula="of:=STDEV([.B43];[.E43];[.K43];[.N43];[.Q43];[.T43];[.W43])/SQRT(7)" office:value-type="percentage" office:value="0.0479377025811318" calcext:value-type="percentage">
            <text:p>4.79%</text:p>
          </table:table-cell>
          <table:table-cell table:style-name="ce18" table:formula="of:=STDEV([.C43];[.F43];[.L43];[.O43];[.R43];[.U43];[.X43])/SQRT(7)" office:value-type="percentage" office:value="0.0479377025811318" calcext:value-type="percentage">
            <text:p>4.79%</text:p>
          </table:table-cell>
          <table:table-cell table:style-name="Default"/>
          <table:table-cell/>
          <table:table-cell table:style-name="ce40" office:value-type="string" calcext:value-type="string">
            <text:p>Pre-Conditioning</text:p>
          </table:table-cell>
          <table:table-cell table:style-name="ce31" office:value-type="percentage" office:value="0.500283446712018" calcext:value-type="percentage">
            <text:p>50.03%</text:p>
          </table:table-cell>
          <table:table-cell table:style-name="ce18" office:value-type="percentage" office:value="0.438775510204082" calcext:value-type="percentage">
            <text:p>43.88%</text:p>
          </table:table-cell>
          <table:table-cell table:style-name="ce46" office:value-type="percentage" office:value="0.0479377025811318" calcext:value-type="percentage">
            <text:p>4.79%</text:p>
          </table:table-cell>
          <table:table-cell table:style-name="ce18" office:value-type="percentage" office:value="0.0769760280806293" calcext:value-type="percentage">
            <text:p>7.70%</text:p>
          </table:table-cell>
          <table:table-cell table:number-columns-repeated="988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 table:style-name="ce9" table:formula="of:=[.B8]/([.B8]+[.C8])" office:value-type="percentage" office:value="0.5" calcext:value-type="percentage">
            <text:p>50%</text:p>
          </table:table-cell>
          <table:table-cell table:style-name="ce16" table:formula="of:=[.C8]/([.C8]+[.B8])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E8]/([.E8]+[.F8])" office:value-type="percentage" office:value="0.5" calcext:value-type="percentage">
            <text:p>50%</text:p>
          </table:table-cell>
          <table:table-cell table:style-name="ce9" table:formula="of:=[.F8]/([.E8]+[.F8])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K8]/([.K8]+[.L8])" office:value-type="percentage" office:value="0.583333333333333" calcext:value-type="percentage">
            <text:p>58%</text:p>
          </table:table-cell>
          <table:table-cell table:style-name="ce9" table:formula="of:=[.L8]/([.L8]+[.K8])" office:value-type="percentage" office:value="0.416666666666667" calcext:value-type="percentage">
            <text:p>42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N8]/([.N8]+[.O8])" office:value-type="percentage" office:value="0.411764705882353" calcext:value-type="percentage">
            <text:p>41%</text:p>
          </table:table-cell>
          <table:table-cell table:style-name="ce16" table:formula="of:=[.O8]/([.O8]+[.N8])" office:value-type="percentage" office:value="0.588235294117647" calcext:value-type="percentage">
            <text:p>59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Q8]/([.Q8]+[.R8])" office:value-type="percentage" office:value="0.5" calcext:value-type="percentage">
            <text:p>50%</text:p>
          </table:table-cell>
          <table:table-cell table:style-name="ce9" table:formula="of:=[.R8]/([.Q8]+[.R8])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T8]/([.T8]+[.U8])" office:value-type="percentage" office:value="0.4" calcext:value-type="percentage">
            <text:p>40%</text:p>
          </table:table-cell>
          <table:table-cell table:style-name="ce16" table:formula="of:=[.U8]/([.U8]+[.T8])" office:value-type="percentage" office:value="0.6" calcext:value-type="percentage">
            <text:p>6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W8]/([.W8]+[.X8])" office:value-type="percentage" office:value="0.5" calcext:value-type="percentage">
            <text:p>50%</text:p>
          </table:table-cell>
          <table:table-cell table:style-name="ce16" table:formula="of:=[.X8]/([.W8]+[.X8])" office:value-type="percentage" office:value="0.5" calcext:value-type="percentage">
            <text:p>50%</text:p>
          </table:table-cell>
          <table:table-cell office:value-type="string" calcext:value-type="string">
            <text:p>Mock Conditioning</text:p>
          </table:table-cell>
          <table:table-cell table:style-name="ce31" table:formula="of:=([.B44]+[.E44]+[.K44]+[.N44]+[.Q44]+[.T44]+[.W44])/7" office:value-type="percentage" office:value="0.485014005602241" calcext:value-type="percentage">
            <text:p>48.50%</text:p>
          </table:table-cell>
          <table:table-cell table:style-name="ce18" table:formula="of:=([.C44]+[.F44]+[.L44]+[.O44]+[.R44]+[.U44]+[.X44])/7" office:value-type="percentage" office:value="0.514985994397759" calcext:value-type="percentage">
            <text:p>51.50%</text:p>
          </table:table-cell>
          <table:table-cell table:style-name="ce11" table:formula="of:=STDEV([.B44];[.E44];[.K44];[.N44];[.Q44];[.T44];[.W44])/SQRT(7)" office:value-type="percentage" office:value="0.0234814269947672" calcext:value-type="percentage">
            <text:p>2.35%</text:p>
          </table:table-cell>
          <table:table-cell table:style-name="ce18" table:formula="of:=STDEV([.C44];[.F44];[.L44];[.O44];[.R44];[.U44];[.X44])/SQRT(7)" office:value-type="percentage" office:value="0.0234814269947672" calcext:value-type="percentage">
            <text:p>2.35%</text:p>
          </table:table-cell>
          <table:table-cell table:style-name="Default"/>
          <table:table-cell/>
          <table:table-cell table:style-name="ce41" office:value-type="string" calcext:value-type="string">
            <text:p>5% MCH vs 12% OCT</text:p>
          </table:table-cell>
          <table:table-cell table:style-name="ce31" office:value-type="percentage" office:value="0.291666666666667" calcext:value-type="percentage">
            <text:p>29.17%</text:p>
          </table:table-cell>
          <table:table-cell table:style-name="ce18" office:value-type="percentage" office:value="0.357142857142857" calcext:value-type="percentage">
            <text:p>35.71%</text:p>
          </table:table-cell>
          <table:table-cell table:style-name="ce46" office:value-type="percentage" office:value="0.058219844250481" calcext:value-type="percentage">
            <text:p>5.82%</text:p>
          </table:table-cell>
          <table:table-cell table:style-name="ce18" office:value-type="percentage" office:value="0.0673435029701474" calcext:value-type="percentage">
            <text:p>6.73%</text:p>
          </table:table-cell>
          <table:table-cell table:number-columns-repeated="988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 table:style-name="ce9" table:formula="of:=[.B9]/([.B9]+[.C9])" office:value-type="percentage" office:value="0.25" calcext:value-type="percentage">
            <text:p>25%</text:p>
          </table:table-cell>
          <table:table-cell table:style-name="ce16" table:formula="of:=[.C9]/([.C9]+[.B9])" office:value-type="percentage" office:value="0.75" calcext:value-type="percentage">
            <text:p>75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E9]/([.E9]+[.F9])" office:value-type="percentage" office:value="0.25" calcext:value-type="percentage">
            <text:p>25%</text:p>
          </table:table-cell>
          <table:table-cell table:style-name="ce9" table:formula="of:=[.F9]/([.E9]+[.F9])" office:value-type="percentage" office:value="0.75" calcext:value-type="percentage">
            <text:p>75%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K9]/([.K9]+[.L9])" office:value-type="percentage" office:value="0.333333333333333" calcext:value-type="percentage">
            <text:p>33%</text:p>
          </table:table-cell>
          <table:table-cell table:style-name="ce9" table:formula="of:=[.L9]/([.L9]+[.K9])" office:value-type="percentage" office:value="0.666666666666667" calcext:value-type="percentage">
            <text:p>67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N9]/([.N9]+[.O9])" office:value-type="percentage" office:value="0.375" calcext:value-type="percentage">
            <text:p>38%</text:p>
          </table:table-cell>
          <table:table-cell table:style-name="ce16" table:formula="of:=[.O9]/([.O9]+[.N9])" office:value-type="percentage" office:value="0.625" calcext:value-type="percentage">
            <text:p>63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Q9]/([.Q9]+[.R9])" office:value-type="percentage" office:value="0" calcext:value-type="percentage">
            <text:p>0%</text:p>
          </table:table-cell>
          <table:table-cell table:style-name="ce9" table:formula="of:=[.R9]/([.Q9]+[.R9])" office:value-type="percentage" office:value="1" calcext:value-type="percentage">
            <text:p>100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T9]/([.T9]+[.U9])" office:value-type="percentage" office:value="0.333333333333333" calcext:value-type="percentage">
            <text:p>33%</text:p>
          </table:table-cell>
          <table:table-cell table:style-name="ce16" table:formula="of:=[.U9]/([.U9]+[.T9])" office:value-type="percentage" office:value="0.666666666666667" calcext:value-type="percentage">
            <text:p>67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W9]/([.W9]+[.X9])" office:value-type="percentage" office:value="0.5" calcext:value-type="percentage">
            <text:p>50%</text:p>
          </table:table-cell>
          <table:table-cell table:style-name="ce16" table:formula="of:=[.X9]/([.W9]+[.X9])" office:value-type="percentage" office:value="0.5" calcext:value-type="percentage">
            <text:p>50%</text:p>
          </table:table-cell>
          <table:table-cell office:value-type="string" calcext:value-type="string">
            <text:p>5% MCH vs 12% OCT</text:p>
          </table:table-cell>
          <table:table-cell table:style-name="ce31" table:formula="of:=([.B45]+[.E45]+[.K45]+[.N45]+[.Q45]+[.T45]+[.W45])/7" office:value-type="percentage" office:value="0.291666666666667" calcext:value-type="percentage">
            <text:p>29.17%</text:p>
          </table:table-cell>
          <table:table-cell table:style-name="ce18" table:formula="of:=([.C45]+[.F45]+[.L45]+[.O45]+[.R45]+[.U45]+[.X45])/7" office:value-type="percentage" office:value="0.708333333333333" calcext:value-type="percentage">
            <text:p>70.83%</text:p>
          </table:table-cell>
          <table:table-cell table:style-name="ce11" table:formula="of:=STDEV([.B45];[.E45];[.K45];[.N45];[.Q45];[.T45];[.W45])/SQRT(7)" office:value-type="percentage" office:value="0.058219844250481" calcext:value-type="percentage">
            <text:p>5.82%</text:p>
          </table:table-cell>
          <table:table-cell table:style-name="ce18" table:formula="of:=STDEV([.C45];[.F45];[.L45];[.O45];[.R45];[.U45];[.X45])/SQRT(7)" office:value-type="percentage" office:value="0.058219844250481" calcext:value-type="percentage">
            <text:p>5.82%</text:p>
          </table:table-cell>
          <table:table-cell table:style-name="Default"/>
          <table:table-cell/>
          <table:table-cell table:style-name="ce41" office:value-type="string" calcext:value-type="string">
            <text:p>4% MCH vs 12% OCT</text:p>
          </table:table-cell>
          <table:table-cell table:style-name="ce31" office:value-type="percentage" office:value="0.431601731601732" calcext:value-type="percentage">
            <text:p>43.16%</text:p>
          </table:table-cell>
          <table:table-cell table:style-name="ce18" office:value-type="percentage" office:value="0.282661782661783" calcext:value-type="percentage">
            <text:p>28.27%</text:p>
          </table:table-cell>
          <table:table-cell table:style-name="ce46" office:value-type="percentage" office:value="0.0782388941823886" calcext:value-type="percentage">
            <text:p>7.82%</text:p>
          </table:table-cell>
          <table:table-cell table:style-name="ce18" office:value-type="percentage" office:value="0.102030342610035" calcext:value-type="percentage">
            <text:p>10.20%</text:p>
          </table:table-cell>
          <table:table-cell table:number-columns-repeated="988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 table:style-name="ce9" table:formula="of:=[.B10]/([.B10]+[.C10])" office:value-type="percentage" office:value="0.5" calcext:value-type="percentage">
            <text:p>50%</text:p>
          </table:table-cell>
          <table:table-cell table:style-name="ce16" table:formula="of:=[.C10]/([.C10]+[.B10])" office:value-type="percentage" office:value="0.5" calcext:value-type="percentage">
            <text:p>50%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9" office:value-type="percentage" office:value="0.5" calcext:value-type="percentage">
            <text:p>50%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[.K10]/([.K10]+[.L10])" office:value-type="percentage" office:value="0.5" calcext:value-type="percentage">
            <text:p>50%</text:p>
          </table:table-cell>
          <table:table-cell table:style-name="ce9" table:formula="of:=[.L10]/([.L10]+[.K10])" office:value-type="percentage" office:value="0.5" calcext:value-type="percentage">
            <text:p>50%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[.N10]/([.N10]+[.O10])" office:value-type="percentage" office:value="0.454545454545455" calcext:value-type="percentage">
            <text:p>45%</text:p>
          </table:table-cell>
          <table:table-cell table:style-name="ce16" table:formula="of:=[.O10]/([.O10]+[.N10])" office:value-type="percentage" office:value="0.545454545454545" calcext:value-type="percentage">
            <text:p>55%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[.Q10]/([.Q10]+[.R10])" office:value-type="percentage" office:value="0.4" calcext:value-type="percentage">
            <text:p>40%</text:p>
          </table:table-cell>
          <table:table-cell table:style-name="ce9" table:formula="of:=[.R10]/([.Q10]+[.R10])" office:value-type="percentage" office:value="0.6" calcext:value-type="percentage">
            <text:p>60%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[.T10]/([.T10]+[.U10])" office:value-type="percentage" office:value="0" calcext:value-type="percentage">
            <text:p>0%</text:p>
          </table:table-cell>
          <table:table-cell table:style-name="ce16" table:formula="of:=[.U10]/([.U10]+[.T10])" office:value-type="percentage" office:value="1" calcext:value-type="percentage">
            <text:p>100%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[.W10]/([.W10]+[.X10])" office:value-type="percentage" office:value="0.666666666666667" calcext:value-type="percentage">
            <text:p>67%</text:p>
          </table:table-cell>
          <table:table-cell table:style-name="ce16" table:formula="of:=[.X10]/([.W10]+[.X10])" office:value-type="percentage" office:value="0.333333333333333" calcext:value-type="percentage">
            <text:p>33%</text:p>
          </table:table-cell>
          <table:table-cell office:value-type="string" calcext:value-type="string">
            <text:p>4% MCH vs 12% OCT</text:p>
          </table:table-cell>
          <table:table-cell table:style-name="ce31" table:formula="of:=([.B46]+[.E46]+[.K46]+[.N46]+[.Q46]+[.T46]+[.W46])/7" office:value-type="percentage" office:value="0.431601731601732" calcext:value-type="percentage">
            <text:p>43.16%</text:p>
          </table:table-cell>
          <table:table-cell table:style-name="ce18" table:formula="of:=([.C46]+[.F46]+[.L46]+[.O46]+[.R46]+[.U46]+[.X46])/7" office:value-type="percentage" office:value="0.568398268398268" calcext:value-type="percentage">
            <text:p>56.84%</text:p>
          </table:table-cell>
          <table:table-cell table:style-name="ce11" table:formula="of:=STDEV([.B46];[.E46];[.K46];[.N46];[.Q46];[.T46];[.W46])/SQRT(7)" office:value-type="percentage" office:value="0.0782388941823886" calcext:value-type="percentage">
            <text:p>7.82%</text:p>
          </table:table-cell>
          <table:table-cell table:style-name="ce18" table:formula="of:=STDEV([.C46];[.F46];[.L46];[.O46];[.R46];[.U46];[.X46])/SQRT(7)" office:value-type="percentage" office:value="0.0782388941823886" calcext:value-type="percentage">
            <text:p>7.82%</text:p>
          </table:table-cell>
          <table:table-cell table:style-name="Default"/>
          <table:table-cell/>
          <table:table-cell table:style-name="ce42" office:value-type="string" calcext:value-type="string">
            <text:p>3% MCH vs 12% OCT</text:p>
          </table:table-cell>
          <table:table-cell table:style-name="ce32" office:value-type="percentage" office:value="0.507689136260565" calcext:value-type="percentage">
            <text:p>50.77%</text:p>
          </table:table-cell>
          <table:table-cell table:style-name="ce36" office:value-type="percentage" office:value="0.415842094413523" calcext:value-type="percentage">
            <text:p>41.58%</text:p>
          </table:table-cell>
          <table:table-cell table:style-name="ce47" office:value-type="percentage" office:value="0.0390809355405609" calcext:value-type="percentage">
            <text:p>3.91%</text:p>
          </table:table-cell>
          <table:table-cell table:style-name="ce36" office:value-type="percentage" office:value="0.0348310488681583" calcext:value-type="percentage">
            <text:p>3.48%</text:p>
          </table:table-cell>
          <table:table-cell table:number-columns-repeated="988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10" table:formula="of:=[.B11]/([.B11]+[.C11])" office:value-type="percentage" office:value="0.6" calcext:value-type="percentage">
            <text:p>60%</text:p>
          </table:table-cell>
          <table:table-cell table:style-name="ce17" table:formula="of:=[.C11]/([.C11]+[.B11])" office:value-type="percentage" office:value="0.4" calcext:value-type="percentage">
            <text:p>40%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10" office:value-type="percentage" office:value="0.5" calcext:value-type="percentage">
            <text:p>50%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%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K11]/([.K11]+[.L11])" office:value-type="percentage" office:value="0.636363636363636" calcext:value-type="percentage">
            <text:p>64%</text:p>
          </table:table-cell>
          <table:table-cell table:style-name="ce10" table:formula="of:=[.L11]/([.L11]+[.K11])" office:value-type="percentage" office:value="0.363636363636364" calcext:value-type="percentage">
            <text:p>36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N11]/([.N11]+[.O11])" office:value-type="percentage" office:value="0.555555555555556" calcext:value-type="percentage">
            <text:p>56%</text:p>
          </table:table-cell>
          <table:table-cell table:style-name="ce17" table:formula="of:=[.O11]/([.O11]+[.N11])" office:value-type="percentage" office:value="0.444444444444444" calcext:value-type="percentage">
            <text:p>44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Q11]/([.Q11]+[.R11])" office:value-type="percentage" office:value="0.5" calcext:value-type="percentage">
            <text:p>50%</text:p>
          </table:table-cell>
          <table:table-cell table:style-name="ce10" table:formula="of:=[.R11]/([.Q11]+[.R11])" office:value-type="percentage" office:value="0.5" calcext:value-type="percentage">
            <text:p>5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T11]/([.T11]+[.U11])" office:value-type="percentage" office:value="0.428571428571429" calcext:value-type="percentage">
            <text:p>43%</text:p>
          </table:table-cell>
          <table:table-cell table:style-name="ce17" table:formula="of:=[.U11]/([.U11]+[.T11])" office:value-type="percentage" office:value="0.571428571428571" calcext:value-type="percentage">
            <text:p>57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W11]/([.W11]+[.X11])" office:value-type="percentage" office:value="0.333333333333333" calcext:value-type="percentage">
            <text:p>33%</text:p>
          </table:table-cell>
          <table:table-cell table:style-name="ce17" table:formula="of:=[.X11]/([.W11]+[.X11])" office:value-type="percentage" office:value="0.666666666666667" calcext:value-type="percentage">
            <text:p>67%</text:p>
          </table:table-cell>
          <table:table-cell office:value-type="string" calcext:value-type="string">
            <text:p>3% MCH vs 12% OCT</text:p>
          </table:table-cell>
          <table:table-cell table:style-name="ce32" table:formula="of:=([.B47]+[.E47]+[.K47]+[.N47]+[.Q47]+[.T47]+[.W47])/7" office:value-type="percentage" office:value="0.507689136260565" calcext:value-type="percentage">
            <text:p>50.77%</text:p>
          </table:table-cell>
          <table:table-cell table:style-name="ce36" table:formula="of:=([.C47]+[.F47]+[.L47]+[.O47]+[.R47]+[.U47]+[.X47])/7" office:value-type="percentage" office:value="0.492310863739435" calcext:value-type="percentage">
            <text:p>49.23%</text:p>
          </table:table-cell>
          <table:table-cell table:style-name="ce38" table:formula="of:=STDEV([.B47];[.E47];[.K47];[.N47];[.Q47];[.T47];[.W47])/SQRT(7)" office:value-type="percentage" office:value="0.0390809355405609" calcext:value-type="percentage">
            <text:p>3.91%</text:p>
          </table:table-cell>
          <table:table-cell table:style-name="ce36" table:formula="of:=STDEV([.C47];[.F47];[.L47];[.O47];[.R47];[.U47];[.X47])/SQRT(7)" office:value-type="percentage" office:value="0.0390809355405609" calcext:value-type="percentage">
            <text:p>3.91%</text:p>
          </table:table-cell>
          <table:table-cell table:style-name="Default"/>
          <table:table-cell/>
          <table:table-cell table:style-name="ce30" office:value-type="string" calcext:value-type="string">
            <text:p>Mock Conditioning</text:p>
          </table:table-cell>
          <table:table-cell table:style-name="ce44" office:value-type="percentage" office:value="0.485014005602241" calcext:value-type="percentage">
            <text:p>48.50%</text:p>
          </table:table-cell>
          <table:table-cell table:style-name="ce45" office:value-type="percentage" office:value="0.514985994397759" calcext:value-type="percentage">
            <text:p>51.50%</text:p>
          </table:table-cell>
          <table:table-cell table:style-name="ce48" office:value-type="percentage" office:value="0.0234814269947672" calcext:value-type="percentage">
            <text:p>2.35%</text:p>
          </table:table-cell>
          <table:table-cell table:style-name="ce45" office:value-type="percentage" office:value="0.0234814269947672" calcext:value-type="percentage">
            <text:p>2.35%</text:p>
          </table:table-cell>
          <table:table-cell table:number-columns-repeated="988"/>
        </table:table-row>
        <table:table-row table:style-name="ro5">
          <table:table-cell table:number-columns-spanned="24" table:number-rows-spanned="1"/>
          <table:covered-table-cell table:style-name="ce11" table:formula="of:=[.B12]/([.B12]+[.C12])" office:value-type="string" office:string-value="" calcext:value-type="error">
            <text:p>#DIV/0!</text:p>
          </table:covered-table-cell>
          <table:covered-table-cell table:style-name="ce18" table:formula="of:=[.C12]/([.C12]+[.B12])" office:value-type="string" office:string-value="" calcext:value-type="error">
            <text:p>#DIV/0!</text:p>
          </table:covered-table-cell>
          <table:covered-table-cell/>
          <table:covered-table-cell table:style-name="ce9" table:formula="of:=[.E12]/([.E12]+[.F12])" office:value-type="string" office:string-value="" calcext:value-type="error">
            <text:p>#DIV/0!</text:p>
          </table:covered-table-cell>
          <table:covered-table-cell table:style-name="ce9" table:formula="of:=[.F12]/([.E12]+[.F12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9" table:formula="of:=[.K12]/([.K12]+[.L12])" office:value-type="string" office:string-value="" calcext:value-type="error">
            <text:p>#DIV/0!</text:p>
          </table:covered-table-cell>
          <table:covered-table-cell table:style-name="ce9" table:formula="of:=[.L12]/([.L12]+[.K12])" office:value-type="string" office:string-value="" calcext:value-type="error">
            <text:p>#DIV/0!</text:p>
          </table:covered-table-cell>
          <table:covered-table-cell/>
          <table:covered-table-cell table:style-name="ce9" table:formula="of:=[.N12]/([.N12]+[.O12])" office:value-type="string" office:string-value="" calcext:value-type="error">
            <text:p>#DIV/0!</text:p>
          </table:covered-table-cell>
          <table:covered-table-cell table:style-name="ce16" table:formula="of:=[.O12]/([.O12]+[.N12])" office:value-type="string" office:string-value="" calcext:value-type="error">
            <text:p>#DIV/0!</text:p>
          </table:covered-table-cell>
          <table:covered-table-cell/>
          <table:covered-table-cell table:style-name="ce9" table:formula="of:=[.Q12]/([.Q12]+[.R12])" office:value-type="string" office:string-value="" calcext:value-type="error">
            <text:p>#DIV/0!</text:p>
          </table:covered-table-cell>
          <table:covered-table-cell table:style-name="ce9" table:formula="of:=[.R12]/([.Q12]+[.R12])" office:value-type="string" office:string-value="" calcext:value-type="error">
            <text:p>#DIV/0!</text:p>
          </table:covered-table-cell>
          <table:covered-table-cell/>
          <table:covered-table-cell table:style-name="ce9" table:formula="of:=[.T12]/([.T12]+[.U12])" office:value-type="string" office:string-value="" calcext:value-type="error">
            <text:p>#DIV/0!</text:p>
          </table:covered-table-cell>
          <table:covered-table-cell table:style-name="ce16" table:formula="of:=[.U12]/([.U12]+[.T12])" office:value-type="string" office:string-value="" calcext:value-type="error">
            <text:p>#DIV/0!</text:p>
          </table:covered-table-cell>
          <table:covered-table-cell/>
          <table:covered-table-cell table:style-name="ce9" table:formula="of:=[.W12]/([.W12]+[.X12])" office:value-type="string" office:string-value="" calcext:value-type="error">
            <text:p>#DIV/0!</text:p>
          </table:covered-table-cell>
          <table:covered-table-cell table:style-name="ce16" table:formula="of:=[.X12]/([.W12]+[.X12])" office:value-type="string" office:string-value="" calcext:value-type="error">
            <text:p>#DIV/0!</text:p>
          </table:covered-table-cell>
          <table:table-cell table:style-name="ce16"/>
          <table:table-cell table:number-columns-repeated="999"/>
        </table:table-row>
        <table:table-row table:style-name="ro6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12" table:formula="of:=[.B13]/([.B13]+[.C13])" office:value-type="string" office:string-value="" calcext:value-type="error">
            <text:p>#DIV/0!</text:p>
          </table:covered-table-cell>
          <table:covered-table-cell table:style-name="ce19" table:formula="of:=[.C13]/([.C13]+[.B13])" office:value-type="string" office:string-value="" calcext:value-type="error">
            <text:p>#DIV/0!</text:p>
          </table:covered-table-cell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style-name="ce21" table:formula="of:=[.E13]/([.E13]+[.F13])" office:value-type="string" office:string-value="" calcext:value-type="error">
            <text:p>#DIV/0!</text:p>
          </table:covered-table-cell>
          <table:covered-table-cell table:style-name="ce21" table:formula="of:=[.F13]/([.E13]+[.F13])" office:value-type="string" office:string-value="" calcext:value-type="error">
            <text:p>#DIV/0!</text:p>
          </table:covered-table-cell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style-name="ce21" table:formula="of:=[.K13]/([.K13]+[.L13])" office:value-type="string" office:string-value="" calcext:value-type="error">
            <text:p>#DIV/0!</text:p>
          </table:covered-table-cell>
          <table:covered-table-cell table:style-name="ce21" table:formula="of:=[.L13]/([.L13]+[.K13])" office:value-type="string" office:string-value="" calcext:value-type="error">
            <text:p>#DIV/0!</text:p>
          </table:covered-table-cell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21" table:formula="of:=[.N13]/([.N13]+[.O13])" office:value-type="string" office:string-value="" calcext:value-type="error">
            <text:p>#DIV/0!</text:p>
          </table:covered-table-cell>
          <table:covered-table-cell table:style-name="ce25" table:formula="of:=[.O13]/([.O13]+[.N13])" office:value-type="string" office:string-value="" calcext:value-type="error">
            <text:p>#DIV/0!</text:p>
          </table:covered-table-cell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style-name="ce21" table:formula="of:=[.Q13]/([.Q13]+[.R13])" office:value-type="string" office:string-value="" calcext:value-type="error">
            <text:p>#DIV/0!</text:p>
          </table:covered-table-cell>
          <table:covered-table-cell table:style-name="ce21" table:formula="of:=[.R13]/([.Q13]+[.R13])" office:value-type="string" office:string-value="" calcext:value-type="error">
            <text:p>#DIV/0!</text:p>
          </table:covered-table-cell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21" table:formula="of:=[.T13]/([.T13]+[.U13])" office:value-type="string" office:string-value="" calcext:value-type="error">
            <text:p>#DIV/0!</text:p>
          </table:covered-table-cell>
          <table:covered-table-cell table:style-name="ce25" table:formula="of:=[.U13]/([.U13]+[.T13])" office:value-type="string" office:string-value="" calcext:value-type="error">
            <text:p>#DIV/0!</text:p>
          </table:covered-table-cell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21" table:formula="of:=[.W13]/([.W13]+[.X13])" office:value-type="string" office:string-value="" calcext:value-type="error">
            <text:p>#DIV/0!</text:p>
          </table:covered-table-cell>
          <table:covered-table-cell table:style-name="ce25" table:formula="of:=[.X13]/([.W13]+[.X13])" office:value-type="string" office:string-value="" calcext:value-type="error">
            <text:p>#DIV/0!</text:p>
          </table:covered-table-cell>
          <table:table-cell table:style-name="ce25"/>
          <table:table-cell table:style-name="ce33" office:value-type="string" calcext:value-type="string" table:number-columns-spanned="2" table:number-rows-spanned="1">
            <text:p>Mean</text:p>
          </table:table-cell>
          <table:covered-table-cell table:style-name="ce35"/>
          <table:table-cell table:style-name="ce39" office:value-type="string" calcext:value-type="string" table:number-columns-spanned="2" table:number-rows-spanned="1">
            <text:p>SEM</text:p>
          </table:table-cell>
          <table:covered-table-cell table:style-name="ce35"/>
          <table:table-cell table:number-columns-repeated="995"/>
        </table:table-row>
        <table:table-row table:style-name="ro10">
          <table:table-cell table:style-name="ce5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/>
          <table:table-cell table:style-name="ce5" office:value-type="string" calcext:value-type="string">
            <text:p>MCH</text:p>
          </table:table-cell>
          <table:table-cell table:style-name="ce13" office:value-type="string" calcext:value-type="string">
            <text:p>OCT</text:p>
          </table:table-cell>
          <table:table-cell table:style-name="ce30" office:value-type="string" calcext:value-type="string">
            <text:p>MCH</text:p>
          </table:table-cell>
          <table:table-cell table:style-name="ce14" office:value-type="string" calcext:value-type="string">
            <text:p>OCT</text:p>
          </table:table-cell>
          <table:table-cell table:number-columns-repeated="3"/>
          <table:table-cell table:style-name="ce30" office:value-type="string" calcext:value-type="string">
            <text:p>Entry into MCH</text:p>
          </table:table-cell>
          <table:table-cell table:style-name="ce14" office:value-type="string" calcext:value-type="string">
            <text:p>Entry into OCT</text:p>
          </table:table-cell>
          <table:table-cell table:number-columns-repeated="990"/>
        </table:table-row>
        <table:table-row table:style-name="ro11">
          <table:table-cell table:style-name="ce6" office:value-type="float" office:value="1" calcext:value-type="float">
            <text:p>1</text:p>
          </table:table-cell>
          <table:table-cell table:style-name="ce9" table:formula="of:=[.B15]/([.B15]+[.C15])" office:value-type="percentage" office:value="0.375" calcext:value-type="percentage">
            <text:p>38%</text:p>
          </table:table-cell>
          <table:table-cell table:style-name="ce16" table:formula="of:=[.C15]/([.C15]+[.B15])" office:value-type="percentage" office:value="0.625" calcext:value-type="percentage">
            <text:p>63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E15]/([.E15]+[.F15])" office:value-type="percentage" office:value="1" calcext:value-type="percentage">
            <text:p>100%</text:p>
          </table:table-cell>
          <table:table-cell table:style-name="ce9" table:formula="of:=[.F15]/([.E15]+[.F15])" office:value-type="percentage" office:value="0" calcext:value-type="percentage">
            <text:p>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H15]/([.I15]+[.H15])" office:value-type="percentage" office:value="0.5" calcext:value-type="percentage">
            <text:p>50%</text:p>
          </table:table-cell>
          <table:table-cell table:style-name="ce16" table:formula="of:=[.I15]/([.I15]+[.H15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K15]/([.K15]+[.L15])" office:value-type="percentage" office:value="0.444444444444444" calcext:value-type="percentage">
            <text:p>44%</text:p>
          </table:table-cell>
          <table:table-cell table:style-name="ce9" table:formula="of:=[.L15]/([.L15]+[.K15])" office:value-type="percentage" office:value="0.555555555555556" calcext:value-type="percentage">
            <text:p>56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N15]/([.N15]+[.O15])" office:value-type="percentage" office:value="0.5" calcext:value-type="percentage">
            <text:p>50%</text:p>
          </table:table-cell>
          <table:table-cell table:style-name="ce16" table:formula="of:=[.O15]/([.O15]+[.N15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Q15]/([.Q15]+[.R15])" office:value-type="percentage" office:value="0" calcext:value-type="percentage">
            <text:p>0%</text:p>
          </table:table-cell>
          <table:table-cell table:style-name="ce9" table:formula="of:=[.R15]/([.Q15]+[.R15])" office:value-type="percentage" office:value="1" calcext:value-type="percentage">
            <text:p>10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T15]/([.T15]+[.U15])" office:value-type="percentage" office:value="0.333333333333333" calcext:value-type="percentage">
            <text:p>33%</text:p>
          </table:table-cell>
          <table:table-cell table:style-name="ce16" table:formula="of:=[.U15]/([.U15]+[.T15])" office:value-type="percentage" office:value="0.666666666666667" calcext:value-type="percentage">
            <text:p>67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W15]/([.W15]+[.X15])" office:value-type="percentage" office:value="0.5" calcext:value-type="percentage">
            <text:p>50%</text:p>
          </table:table-cell>
          <table:table-cell table:style-name="ce16" table:formula="of:=[.X15]/([.W15]+[.X15])" office:value-type="percentage" office:value="0.5" calcext:value-type="percentage">
            <text:p>50%</text:p>
          </table:table-cell>
          <table:table-cell office:value-type="string" calcext:value-type="string">
            <text:p>Pre-Conditioning</text:p>
          </table:table-cell>
          <table:table-cell table:style-name="ce34" table:formula="of:=([.C51]+[.F51]+[.I51]+[.L51]+[.O51]+[.R51]+[.U51]+[.X51])/8" office:value-type="percentage" office:value="0.543402777777778" calcext:value-type="percentage">
            <text:p>54.34%</text:p>
          </table:table-cell>
          <table:table-cell table:style-name="ce19" table:formula="of:=([.B51]+[.E51]+[.H51]+[.K51]+[.N51]+[.Q51]+[.T51]+[.W51])/8" office:value-type="percentage" office:value="0.456597222222222" calcext:value-type="percentage">
            <text:p>45.66%</text:p>
          </table:table-cell>
          <table:table-cell table:style-name="ce12" table:formula="of:=STDEV([.C51];[.F51];[.I51];[.L51];[.O51];[.R51];[.U51];[.X51])/SQRT(8)" office:value-type="percentage" office:value="0.0974146869042203" calcext:value-type="percentage">
            <text:p>9.74%</text:p>
          </table:table-cell>
          <table:table-cell table:style-name="ce19" table:formula="of:=STDEV([.B51];[.E51];[.H51];[.K51];[.N51];[.Q51];[.T51];[.W51])/SQRT(8)" office:value-type="percentage" office:value="0.0974146869042203" calcext:value-type="percentage">
            <text:p>9.74%</text:p>
          </table:table-cell>
          <table:table-cell table:number-columns-repeated="2"/>
          <table:table-cell table:style-name="ce43" office:value-type="string" calcext:value-type="string">
            <text:p>Pre-Conditioning</text:p>
          </table:table-cell>
          <table:table-cell table:style-name="ce34" office:value-type="percentage" office:value="0.500283446712018" calcext:value-type="percentage">
            <text:p>50.03%</text:p>
          </table:table-cell>
          <table:table-cell table:style-name="ce19" office:value-type="percentage" office:value="0.499716553287982" calcext:value-type="percentage">
            <text:p>49.97%</text:p>
          </table:table-cell>
          <table:table-cell table:style-name="ce11" office:value-type="percentage" office:value="0.0479" calcext:value-type="percentage">
            <text:p>4.79%</text:p>
          </table:table-cell>
          <table:table-cell table:number-columns-repeated="989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9" table:formula="of:=[.B16]/([.B16]+[.C16])" office:value-type="percentage" office:value="0.545454545454545" calcext:value-type="percentage">
            <text:p>55%</text:p>
          </table:table-cell>
          <table:table-cell table:style-name="ce16" table:formula="of:=[.C16]/([.C16]+[.B16])" office:value-type="percentage" office:value="0.454545454545455" calcext:value-type="percentage">
            <text:p>45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E16]/([.E16]+[.F16])" office:value-type="percentage" office:value="0" calcext:value-type="percentage">
            <text:p>0%</text:p>
          </table:table-cell>
          <table:table-cell table:style-name="ce9" table:formula="of:=[.F16]/([.E16]+[.F16])" office:value-type="percentage" office:value="1" calcext:value-type="percentage">
            <text:p>10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H16]/([.I16]+[.H16])" office:value-type="percentage" office:value="0.473684210526316" calcext:value-type="percentage">
            <text:p>47%</text:p>
          </table:table-cell>
          <table:table-cell table:style-name="ce16" table:formula="of:=[.I16]/([.I16]+[.H16])" office:value-type="percentage" office:value="0.526315789473684" calcext:value-type="percentage">
            <text:p>53%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9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N16]/([.N16]+[.O16])" office:value-type="percentage" office:value="1" calcext:value-type="percentage">
            <text:p>100%</text:p>
          </table:table-cell>
          <table:table-cell table:style-name="ce16" table:formula="of:=[.O16]/([.O16]+[.N16])" office:value-type="percentage" office:value="0" calcext:value-type="percentage">
            <text:p>0%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9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T16]/([.T16]+[.U16])" office:value-type="percentage" office:value="0.4" calcext:value-type="percentage">
            <text:p>40%</text:p>
          </table:table-cell>
          <table:table-cell table:style-name="ce16" table:formula="of:=[.U16]/([.U16]+[.T16])" office:value-type="percentage" office:value="0.6" calcext:value-type="percentage">
            <text:p>6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W16]/([.W16]+[.X16])" office:value-type="percentage" office:value="0.454545454545455" calcext:value-type="percentage">
            <text:p>45%</text:p>
          </table:table-cell>
          <table:table-cell table:style-name="ce16" table:formula="of:=[.X16]/([.W16]+[.X16])" office:value-type="percentage" office:value="0.545454545454545" calcext:value-type="percentage">
            <text:p>55%</text:p>
          </table:table-cell>
          <table:table-cell office:value-type="string" calcext:value-type="string">
            <text:p>8% OCT vs 10% MCH</text:p>
          </table:table-cell>
          <table:table-cell table:style-name="ce31" table:formula="of:=([.C52]+[.F52]+[.I52]+[.L52]+[.O52]+[.R52]+[.U52]+[.X52])/8" office:value-type="percentage" office:value="0.515789473684211" calcext:value-type="percentage">
            <text:p>51.58%</text:p>
          </table:table-cell>
          <table:table-cell table:style-name="ce18" table:formula="of:=([.B52]+[.E52]+[.H52]+[.K52]+[.N52]+[.Q52]+[.T52]+[.W52])/8" office:value-type="percentage" office:value="0.484210526315789" calcext:value-type="percentage">
            <text:p>48.42%</text:p>
          </table:table-cell>
          <table:table-cell table:style-name="ce11" table:formula="of:=STDEV([.C52];[.F52];[.I52];[.L52];[.O52];[.R52];[.U52];[.X52])/SQRT(8)" office:value-type="percentage" office:value="0.0956957877438025" calcext:value-type="percentage">
            <text:p>9.57%</text:p>
          </table:table-cell>
          <table:table-cell table:style-name="ce18" table:formula="of:=STDEV([.B52];[.E52];[.H52];[.K52];[.N52];[.Q52];[.T52];[.W52])/SQRT(8)" office:value-type="percentage" office:value="0.0956957877438026" calcext:value-type="percentage">
            <text:p>9.57%</text:p>
          </table:table-cell>
          <table:table-cell table:number-columns-repeated="2"/>
          <table:table-cell table:style-name="ce5" office:value-type="string" calcext:value-type="string">
            <text:p>5% MCH vs 12% OCT</text:p>
          </table:table-cell>
          <table:table-cell table:style-name="ce31" office:value-type="percentage" office:value="0.291666666666667" calcext:value-type="percentage">
            <text:p>29.17%</text:p>
          </table:table-cell>
          <table:table-cell table:style-name="ce18" office:value-type="percentage" office:value="0.708333333333333" calcext:value-type="percentage">
            <text:p>70.83%</text:p>
          </table:table-cell>
          <table:table-cell table:style-name="ce11" office:value-type="percentage" office:value="0.0582" calcext:value-type="percentage">
            <text:p>5.82%</text:p>
          </table:table-cell>
          <table:table-cell table:number-columns-repeated="989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 table:style-name="ce9" table:formula="of:=[.B17]/([.B17]+[.C17])" office:value-type="percentage" office:value="0.5" calcext:value-type="percentage">
            <text:p>50%</text:p>
          </table:table-cell>
          <table:table-cell table:style-name="ce16" table:formula="of:=[.C17]/([.C17]+[.B17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E17]/([.E17]+[.F17])" office:value-type="percentage" office:value="0" calcext:value-type="percentage">
            <text:p>0%</text:p>
          </table:table-cell>
          <table:table-cell table:style-name="ce9" table:formula="of:=[.F17]/([.E17]+[.F17])" office:value-type="percentage" office:value="1" calcext:value-type="percentage">
            <text:p>10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H17]/([.I17]+[.H17])" office:value-type="percentage" office:value="0.523809523809524" calcext:value-type="percentage">
            <text:p>52%</text:p>
          </table:table-cell>
          <table:table-cell table:style-name="ce16" table:formula="of:=[.I17]/([.I17]+[.H17])" office:value-type="percentage" office:value="0.476190476190476" calcext:value-type="percentage">
            <text:p>48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K17]/([.K17]+[.L17])" office:value-type="percentage" office:value="0.5" calcext:value-type="percentage">
            <text:p>50%</text:p>
          </table:table-cell>
          <table:table-cell table:style-name="ce9" table:formula="of:=[.L17]/([.L17]+[.K17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N17]/([.N17]+[.O17])" office:value-type="percentage" office:value="0.5" calcext:value-type="percentage">
            <text:p>50%</text:p>
          </table:table-cell>
          <table:table-cell table:style-name="ce16" table:formula="of:=[.O17]/([.O17]+[.N17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Q17]/([.Q17]+[.R17])" office:value-type="percentage" office:value="0.5" calcext:value-type="percentage">
            <text:p>50%</text:p>
          </table:table-cell>
          <table:table-cell table:style-name="ce9" table:formula="of:=[.R17]/([.Q17]+[.R17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T17]/([.T17]+[.U17])" office:value-type="percentage" office:value="0.5" calcext:value-type="percentage">
            <text:p>50%</text:p>
          </table:table-cell>
          <table:table-cell table:style-name="ce16" table:formula="of:=[.U17]/([.U17]+[.T17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W17]/([.W17]+[.X17])" office:value-type="percentage" office:value="0.5" calcext:value-type="percentage">
            <text:p>50%</text:p>
          </table:table-cell>
          <table:table-cell table:style-name="ce16" table:formula="of:=[.X17]/([.W17]+[.X17])" office:value-type="percentage" office:value="0.5" calcext:value-type="percentage">
            <text:p>50%</text:p>
          </table:table-cell>
          <table:table-cell office:value-type="string" calcext:value-type="string">
            <text:p>6% OCT vs 10% MCH</text:p>
          </table:table-cell>
          <table:table-cell table:style-name="ce31" table:formula="of:=([.C53]+[.F53]+[.I53]+[.L53]+[.O53]+[.R53]+[.U53]+[.X53])/8" office:value-type="percentage" office:value="0.55952380952381" calcext:value-type="percentage">
            <text:p>55.95%</text:p>
          </table:table-cell>
          <table:table-cell table:style-name="ce18" table:formula="of:=([.B53]+[.E53]+[.H53]+[.K53]+[.N53]+[.Q53]+[.T53]+[.W53])/8" office:value-type="percentage" office:value="0.44047619047619" calcext:value-type="percentage">
            <text:p>44.05%</text:p>
          </table:table-cell>
          <table:table-cell table:style-name="ce11" table:formula="of:=STDEV([.C53];[.F53];[.I53];[.L53];[.O53];[.R53];[.U53];[.X53])/SQRT(8)" office:value-type="percentage" office:value="0.0629940788348712" calcext:value-type="percentage">
            <text:p>6.30%</text:p>
          </table:table-cell>
          <table:table-cell table:style-name="ce18" table:formula="of:=STDEV([.B53];[.E53];[.H53];[.K53];[.N53];[.Q53];[.T53];[.W53])/SQRT(8)" office:value-type="percentage" office:value="0.0629940788348712" calcext:value-type="percentage">
            <text:p>6.30%</text:p>
          </table:table-cell>
          <table:table-cell table:number-columns-repeated="2"/>
          <table:table-cell table:style-name="ce6" office:value-type="string" calcext:value-type="string">
            <text:p>Pre-Conditioning</text:p>
          </table:table-cell>
          <table:table-cell table:style-name="ce34" office:value-type="percentage" office:value="0.543402777777778" calcext:value-type="percentage">
            <text:p>54.34%</text:p>
          </table:table-cell>
          <table:table-cell table:style-name="ce19" office:value-type="percentage" office:value="0.456597222222222" calcext:value-type="percentage">
            <text:p>45.66%</text:p>
          </table:table-cell>
          <table:table-cell table:number-columns-repeated="99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10" table:formula="of:=[.B18]/([.B18]+[.C18])" office:value-type="percentage" office:value="0.538461538461538" calcext:value-type="percentage">
            <text:p>54%</text:p>
          </table:table-cell>
          <table:table-cell table:style-name="ce17" table:formula="of:=[.C18]/([.C18]+[.B18])" office:value-type="percentage" office:value="0.461538461538462" calcext:value-type="percentage">
            <text:p>46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E18]/([.E18]+[.F18])" office:value-type="percentage" office:value="1" calcext:value-type="percentage">
            <text:p>100%</text:p>
          </table:table-cell>
          <table:table-cell table:style-name="ce10" table:formula="of:=[.F18]/([.E18]+[.F18])" office:value-type="percentage" office:value="0" calcext:value-type="percentage">
            <text:p>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H18]/([.I18]+[.H18])" office:value-type="percentage" office:value="0.4375" calcext:value-type="percentage">
            <text:p>44%</text:p>
          </table:table-cell>
          <table:table-cell table:style-name="ce17" table:formula="of:=[.I18]/([.I18]+[.H18])" office:value-type="percentage" office:value="0.5625" calcext:value-type="percentage">
            <text:p>56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K18]/([.K18]+[.L18])" office:value-type="percentage" office:value="0.4" calcext:value-type="percentage">
            <text:p>40%</text:p>
          </table:table-cell>
          <table:table-cell table:style-name="ce10" table:formula="of:=[.L18]/([.L18]+[.K18])" office:value-type="percentage" office:value="0.6" calcext:value-type="percentage">
            <text:p>6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N18]/([.N18]+[.O18])" office:value-type="percentage" office:value="1" calcext:value-type="percentage">
            <text:p>100%</text:p>
          </table:table-cell>
          <table:table-cell table:style-name="ce17" table:formula="of:=[.O18]/([.O18]+[.N18])" office:value-type="percentage" office:value="0" calcext:value-type="percentage">
            <text:p>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Q18]/([.Q18]+[.R18])" office:value-type="percentage" office:value="1" calcext:value-type="percentage">
            <text:p>100%</text:p>
          </table:table-cell>
          <table:table-cell table:style-name="ce10" table:formula="of:=[.R18]/([.Q18]+[.R18])" office:value-type="percentage" office:value="0" calcext:value-type="percentage">
            <text:p>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T18]/([.T18]+[.U18])" office:value-type="percentage" office:value="0.428571428571429" calcext:value-type="percentage">
            <text:p>43%</text:p>
          </table:table-cell>
          <table:table-cell table:style-name="ce17" table:formula="of:=[.U18]/([.U18]+[.T18])" office:value-type="percentage" office:value="0.571428571428571" calcext:value-type="percentage">
            <text:p>57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W18]/([.W18]+[.X18])" office:value-type="percentage" office:value="0.571428571428571" calcext:value-type="percentage">
            <text:p>57%</text:p>
          </table:table-cell>
          <table:table-cell table:style-name="ce17" table:formula="of:=[.X18]/([.W18]+[.X18])" office:value-type="percentage" office:value="0.428571428571429" calcext:value-type="percentage">
            <text:p>43%</text:p>
          </table:table-cell>
          <table:table-cell office:value-type="string" calcext:value-type="string">
            <text:p>4% OCT vs 10% MCH</text:p>
          </table:table-cell>
          <table:table-cell table:style-name="ce32" table:formula="of:=([.C54]+[.F54]+[.I54]+[.L54]+[.O54]+[.R54]+[.U54]+[.X54])/8" office:value-type="percentage" office:value="0.328004807692308" calcext:value-type="percentage">
            <text:p>32.80%</text:p>
          </table:table-cell>
          <table:table-cell table:style-name="ce36" table:formula="of:=([.B54]+[.E54]+[.H54]+[.K54]+[.N54]+[.Q54]+[.T54]+[.W54])/8" office:value-type="percentage" office:value="0.671995192307692" calcext:value-type="percentage">
            <text:p>67.20%</text:p>
          </table:table-cell>
          <table:table-cell table:style-name="ce38" table:formula="of:=STDEV([.C54];[.F54];[.I54];[.L54];[.O54];[.R54];[.U54];[.X54])/SQRT(8)" office:value-type="percentage" office:value="0.098100791113546" calcext:value-type="percentage">
            <text:p>9.81%</text:p>
          </table:table-cell>
          <table:table-cell table:style-name="ce36" table:formula="of:=STDEV([.B54];[.E54];[.H54];[.K54];[.N54];[.Q54];[.T54];[.W54])/SQRT(8)" office:value-type="percentage" office:value="0.098100791113546" calcext:value-type="percentage">
            <text:p>9.81%</text:p>
          </table:table-cell>
          <table:table-cell table:number-columns-repeated="2"/>
          <table:table-cell table:style-name="ce5" office:value-type="string" calcext:value-type="string">
            <text:p>8% OCT vs 10% MCH</text:p>
          </table:table-cell>
          <table:table-cell table:style-name="ce32" office:value-type="percentage" office:value="0.515789473684211" calcext:value-type="percentage">
            <text:p>51.58%</text:p>
          </table:table-cell>
          <table:table-cell table:style-name="ce36" office:value-type="percentage" office:value="0.484210526315789" calcext:value-type="percentage">
            <text:p>48.42%</text:p>
          </table:table-cell>
          <table:table-cell table:number-columns-repeated="990"/>
        </table:table-row>
        <table:table-row table:style-name="ro5">
          <table:table-cell table:number-columns-spanned="24" table:number-rows-spanned="1"/>
          <table:covered-table-cell table:style-name="ce11" table:formula="of:=[.B19]/([.B19]+[.C19])" office:value-type="string" office:string-value="" calcext:value-type="error">
            <text:p>#DIV/0!</text:p>
          </table:covered-table-cell>
          <table:covered-table-cell table:style-name="ce18" table:formula="of:=[.C19]/([.C19]+[.B19])" office:value-type="string" office:string-value="" calcext:value-type="error">
            <text:p>#DIV/0!</text:p>
          </table:covered-table-cell>
          <table:covered-table-cell/>
          <table:covered-table-cell table:style-name="ce9" table:formula="of:=[.E19]/([.E19]+[.F19])" office:value-type="string" office:string-value="" calcext:value-type="error">
            <text:p>#DIV/0!</text:p>
          </table:covered-table-cell>
          <table:covered-table-cell table:style-name="ce9" table:formula="of:=[.F19]/([.E19]+[.F19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9" table:formula="of:=[.K19]/([.K19]+[.L19])" office:value-type="string" office:string-value="" calcext:value-type="error">
            <text:p>#DIV/0!</text:p>
          </table:covered-table-cell>
          <table:covered-table-cell table:style-name="ce9" table:formula="of:=[.L19]/([.L19]+[.K19])" office:value-type="string" office:string-value="" calcext:value-type="error">
            <text:p>#DIV/0!</text:p>
          </table:covered-table-cell>
          <table:covered-table-cell/>
          <table:covered-table-cell table:style-name="ce9" table:formula="of:=[.N19]/([.N19]+[.O19])" office:value-type="string" office:string-value="" calcext:value-type="error">
            <text:p>#DIV/0!</text:p>
          </table:covered-table-cell>
          <table:covered-table-cell table:style-name="ce16" table:formula="of:=[.O19]/([.O19]+[.N19])" office:value-type="string" office:string-value="" calcext:value-type="error">
            <text:p>#DIV/0!</text:p>
          </table:covered-table-cell>
          <table:covered-table-cell/>
          <table:covered-table-cell table:style-name="ce9" table:formula="of:=[.Q19]/([.Q19]+[.R19])" office:value-type="string" office:string-value="" calcext:value-type="error">
            <text:p>#DIV/0!</text:p>
          </table:covered-table-cell>
          <table:covered-table-cell table:style-name="ce9" table:formula="of:=[.R19]/([.Q19]+[.R19])" office:value-type="string" office:string-value="" calcext:value-type="error">
            <text:p>#DIV/0!</text:p>
          </table:covered-table-cell>
          <table:covered-table-cell/>
          <table:covered-table-cell table:style-name="ce9" table:formula="of:=[.T19]/([.T19]+[.U19])" office:value-type="string" office:string-value="" calcext:value-type="error">
            <text:p>#DIV/0!</text:p>
          </table:covered-table-cell>
          <table:covered-table-cell table:style-name="ce16" table:formula="of:=[.U19]/([.U19]+[.T19])" office:value-type="string" office:string-value="" calcext:value-type="error">
            <text:p>#DIV/0!</text:p>
          </table:covered-table-cell>
          <table:covered-table-cell/>
          <table:covered-table-cell table:style-name="ce9" table:formula="of:=[.W19]/([.W19]+[.X19])" office:value-type="string" office:string-value="" calcext:value-type="error">
            <text:p>#DIV/0!</text:p>
          </table:covered-table-cell>
          <table:covered-table-cell table:style-name="ce16" table:formula="of:=[.X19]/([.W19]+[.X19])" office:value-type="string" office:string-value="" calcext:value-type="error">
            <text:p>#DIV/0!</text:p>
          </table:covered-table-cell>
          <table:table-cell table:style-name="ce16"/>
          <table:table-cell table:number-columns-repeated="999"/>
        </table:table-row>
        <table:table-row table:style-name="ro6">
          <table:table-cell table:style-name="ce2" office:value-type="string" calcext:value-type="string" table:number-columns-spanned="24" table:number-rows-spanned="1">
            <text:p>Top – Against 3% MCH; Key: Period 1 = Pre-training; 2 = Post training w/3% MCH; 3 = Post training w/ 4% MCH; 4 = w/ 5% MCH</text:p>
          </table:table-cell>
          <table:covered-table-cell table:style-name="ce11" table:formula="of:=[.B20]/([.B20]+[.C20])" office:value-type="string" office:string-value="" calcext:value-type="error">
            <text:p>#DIV/0!</text:p>
          </table:covered-table-cell>
          <table:covered-table-cell table:style-name="ce18" table:formula="of:=[.C20]/([.C20]+[.B20])" office:value-type="string" office:string-value="" calcext:value-type="error">
            <text:p>#DIV/0!</text:p>
          </table:covered-table-cell>
          <table:covered-table-cell/>
          <table:covered-table-cell table:style-name="ce9" table:formula="of:=[.E20]/([.E20]+[.F20])" office:value-type="string" office:string-value="" calcext:value-type="error">
            <text:p>#DIV/0!</text:p>
          </table:covered-table-cell>
          <table:covered-table-cell table:style-name="ce9" table:formula="of:=[.F20]/([.E20]+[.F20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9" table:formula="of:=[.K20]/([.K20]+[.L20])" office:value-type="string" office:string-value="" calcext:value-type="error">
            <text:p>#DIV/0!</text:p>
          </table:covered-table-cell>
          <table:covered-table-cell table:style-name="ce9" table:formula="of:=[.L20]/([.L20]+[.K20])" office:value-type="string" office:string-value="" calcext:value-type="error">
            <text:p>#DIV/0!</text:p>
          </table:covered-table-cell>
          <table:covered-table-cell/>
          <table:covered-table-cell table:style-name="ce9" table:formula="of:=[.N20]/([.N20]+[.O20])" office:value-type="string" office:string-value="" calcext:value-type="error">
            <text:p>#DIV/0!</text:p>
          </table:covered-table-cell>
          <table:covered-table-cell table:style-name="ce16" table:formula="of:=[.O20]/([.O20]+[.N20])" office:value-type="string" office:string-value="" calcext:value-type="error">
            <text:p>#DIV/0!</text:p>
          </table:covered-table-cell>
          <table:covered-table-cell/>
          <table:covered-table-cell table:style-name="ce9" table:formula="of:=[.Q20]/([.Q20]+[.R20])" office:value-type="string" office:string-value="" calcext:value-type="error">
            <text:p>#DIV/0!</text:p>
          </table:covered-table-cell>
          <table:covered-table-cell table:style-name="ce9" table:formula="of:=[.R20]/([.Q20]+[.R20])" office:value-type="string" office:string-value="" calcext:value-type="error">
            <text:p>#DIV/0!</text:p>
          </table:covered-table-cell>
          <table:covered-table-cell/>
          <table:covered-table-cell table:style-name="ce9" table:formula="of:=[.T20]/([.T20]+[.U20])" office:value-type="string" office:string-value="" calcext:value-type="error">
            <text:p>#DIV/0!</text:p>
          </table:covered-table-cell>
          <table:covered-table-cell table:style-name="ce16" table:formula="of:=[.U20]/([.U20]+[.T20])" office:value-type="string" office:string-value="" calcext:value-type="error">
            <text:p>#DIV/0!</text:p>
          </table:covered-table-cell>
          <table:covered-table-cell/>
          <table:covered-table-cell table:style-name="ce9" table:formula="of:=[.W20]/([.W20]+[.X20])" office:value-type="string" office:string-value="" calcext:value-type="error">
            <text:p>#DIV/0!</text:p>
          </table:covered-table-cell>
          <table:covered-table-cell table:style-name="ce16" table:formula="of:=[.X20]/([.W20]+[.X20])" office:value-type="string" office:string-value="" calcext:value-type="error">
            <text:p>#DIV/0!</text:p>
          </table:covered-table-cell>
          <table:table-cell table:style-name="ce16"/>
          <table:table-cell table:number-columns-repeated="999"/>
        </table:table-row>
        <table:table-row table:style-name="ro6">
          <table:table-cell table:style-name="ce3" office:value-type="string" calcext:value-type="string" table:number-columns-spanned="24" table:number-rows-spanned="1">
            <text:p>Bottom – Against 4% OCT; Key: Period 1 = Pre-training; 2 = Post training w/ 4% OCT; 3 = w/ 6% OCT; 4 = w/ 8% OCT</text:p>
          </table:table-cell>
          <table:covered-table-cell table:style-name="ce11" table:formula="of:=[.B21]/([.B21]+[.C21])" office:value-type="string" office:string-value="" calcext:value-type="error">
            <text:p>#DIV/0!</text:p>
          </table:covered-table-cell>
          <table:covered-table-cell table:style-name="ce18" table:formula="of:=[.C21]/([.C21]+[.B21])" office:value-type="string" office:string-value="" calcext:value-type="error">
            <text:p>#DIV/0!</text:p>
          </table:covered-table-cell>
          <table:covered-table-cell/>
          <table:covered-table-cell table:style-name="ce9" table:formula="of:=[.E21]/([.E21]+[.F21])" office:value-type="string" office:string-value="" calcext:value-type="error">
            <text:p>#DIV/0!</text:p>
          </table:covered-table-cell>
          <table:covered-table-cell table:style-name="ce9" table:formula="of:=[.F21]/([.E21]+[.F21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9" table:formula="of:=[.K21]/([.K21]+[.L21])" office:value-type="string" office:string-value="" calcext:value-type="error">
            <text:p>#DIV/0!</text:p>
          </table:covered-table-cell>
          <table:covered-table-cell table:style-name="ce9" table:formula="of:=[.L21]/([.L21]+[.K21])" office:value-type="string" office:string-value="" calcext:value-type="error">
            <text:p>#DIV/0!</text:p>
          </table:covered-table-cell>
          <table:covered-table-cell/>
          <table:covered-table-cell table:style-name="ce9" table:formula="of:=[.N21]/([.N21]+[.O21])" office:value-type="string" office:string-value="" calcext:value-type="error">
            <text:p>#DIV/0!</text:p>
          </table:covered-table-cell>
          <table:covered-table-cell table:style-name="ce16" table:formula="of:=[.O21]/([.O21]+[.N21])" office:value-type="string" office:string-value="" calcext:value-type="error">
            <text:p>#DIV/0!</text:p>
          </table:covered-table-cell>
          <table:covered-table-cell/>
          <table:covered-table-cell table:style-name="ce9" table:formula="of:=[.Q21]/([.Q21]+[.R21])" office:value-type="string" office:string-value="" calcext:value-type="error">
            <text:p>#DIV/0!</text:p>
          </table:covered-table-cell>
          <table:covered-table-cell table:style-name="ce9" table:formula="of:=[.R21]/([.Q21]+[.R21])" office:value-type="string" office:string-value="" calcext:value-type="error">
            <text:p>#DIV/0!</text:p>
          </table:covered-table-cell>
          <table:covered-table-cell/>
          <table:covered-table-cell table:style-name="ce9" table:formula="of:=[.T21]/([.T21]+[.U21])" office:value-type="string" office:string-value="" calcext:value-type="error">
            <text:p>#DIV/0!</text:p>
          </table:covered-table-cell>
          <table:covered-table-cell table:style-name="ce16" table:formula="of:=[.U21]/([.U21]+[.T21])" office:value-type="string" office:string-value="" calcext:value-type="error">
            <text:p>#DIV/0!</text:p>
          </table:covered-table-cell>
          <table:covered-table-cell/>
          <table:covered-table-cell table:style-name="ce9" table:formula="of:=[.W21]/([.W21]+[.X21])" office:value-type="string" office:string-value="" calcext:value-type="error">
            <text:p>#DIV/0!</text:p>
          </table:covered-table-cell>
          <table:covered-table-cell table:style-name="ce16" table:formula="of:=[.X21]/([.W21]+[.X21])" office:value-type="string" office:string-value="" calcext:value-type="error">
            <text:p>#DIV/0!</text:p>
          </table:covered-table-cell>
          <table:table-cell table:style-name="ce16"/>
          <table:table-cell table:number-columns-repeated="999"/>
        </table:table-row>
        <table:table-row table:style-name="ro5">
          <table:table-cell table:number-columns-spanned="24" table:number-rows-spanned="1"/>
          <table:covered-table-cell table:style-name="ce11" table:formula="of:=[.B22]/([.B22]+[.C22])" office:value-type="string" office:string-value="" calcext:value-type="error">
            <text:p>#DIV/0!</text:p>
          </table:covered-table-cell>
          <table:covered-table-cell table:style-name="ce18" table:formula="of:=[.C22]/([.C22]+[.B22])" office:value-type="string" office:string-value="" calcext:value-type="error">
            <text:p>#DIV/0!</text:p>
          </table:covered-table-cell>
          <table:covered-table-cell/>
          <table:covered-table-cell table:style-name="ce9" table:formula="of:=[.E22]/([.E22]+[.F22])" office:value-type="string" office:string-value="" calcext:value-type="error">
            <text:p>#DIV/0!</text:p>
          </table:covered-table-cell>
          <table:covered-table-cell table:style-name="ce9" table:formula="of:=[.F22]/([.E22]+[.F22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9" table:formula="of:=[.K22]/([.K22]+[.L22])" office:value-type="string" office:string-value="" calcext:value-type="error">
            <text:p>#DIV/0!</text:p>
          </table:covered-table-cell>
          <table:covered-table-cell table:style-name="ce9" table:formula="of:=[.L22]/([.L22]+[.K22])" office:value-type="string" office:string-value="" calcext:value-type="error">
            <text:p>#DIV/0!</text:p>
          </table:covered-table-cell>
          <table:covered-table-cell/>
          <table:covered-table-cell table:style-name="ce9" table:formula="of:=[.N22]/([.N22]+[.O22])" office:value-type="string" office:string-value="" calcext:value-type="error">
            <text:p>#DIV/0!</text:p>
          </table:covered-table-cell>
          <table:covered-table-cell table:style-name="ce16" table:formula="of:=[.O22]/([.O22]+[.N22])" office:value-type="string" office:string-value="" calcext:value-type="error">
            <text:p>#DIV/0!</text:p>
          </table:covered-table-cell>
          <table:covered-table-cell/>
          <table:covered-table-cell table:style-name="ce9" table:formula="of:=[.Q22]/([.Q22]+[.R22])" office:value-type="string" office:string-value="" calcext:value-type="error">
            <text:p>#DIV/0!</text:p>
          </table:covered-table-cell>
          <table:covered-table-cell table:style-name="ce9" table:formula="of:=[.R22]/([.Q22]+[.R22])" office:value-type="string" office:string-value="" calcext:value-type="error">
            <text:p>#DIV/0!</text:p>
          </table:covered-table-cell>
          <table:covered-table-cell/>
          <table:covered-table-cell table:style-name="ce9" table:formula="of:=[.T22]/([.T22]+[.U22])" office:value-type="string" office:string-value="" calcext:value-type="error">
            <text:p>#DIV/0!</text:p>
          </table:covered-table-cell>
          <table:covered-table-cell table:style-name="ce16" table:formula="of:=[.U22]/([.U22]+[.T22])" office:value-type="string" office:string-value="" calcext:value-type="error">
            <text:p>#DIV/0!</text:p>
          </table:covered-table-cell>
          <table:covered-table-cell/>
          <table:covered-table-cell table:style-name="ce9" table:formula="of:=[.W22]/([.W22]+[.X22])" office:value-type="string" office:string-value="" calcext:value-type="error">
            <text:p>#DIV/0!</text:p>
          </table:covered-table-cell>
          <table:covered-table-cell table:style-name="ce16" table:formula="of:=[.X22]/([.W22]+[.X22])" office:value-type="string" office:string-value="" calcext:value-type="error">
            <text:p>#DIV/0!</text:p>
          </table:covered-table-cell>
          <table:table-cell table:style-name="ce16"/>
          <table:table-cell table:number-columns-repeated="999"/>
        </table:table-row>
        <table:table-row table:style-name="ro12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12" table:formula="of:=[.B23]/([.B23]+[.C23])" office:value-type="string" office:string-value="" calcext:value-type="error">
            <text:p>#DIV/0!</text:p>
          </table:covered-table-cell>
          <table:covered-table-cell table:style-name="ce19" table:formula="of:=[.C23]/([.C23]+[.B23])" office:value-type="string" office:string-value="" calcext:value-type="error">
            <text:p>#DIV/0!</text:p>
          </table:covered-table-cell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style-name="ce21" table:formula="of:=[.E23]/([.E23]+[.F23])" office:value-type="string" office:string-value="" calcext:value-type="error">
            <text:p>#DIV/0!</text:p>
          </table:covered-table-cell>
          <table:covered-table-cell table:style-name="ce21" table:formula="of:=[.F23]/([.E23]+[.F23])" office:value-type="string" office:string-value="" calcext:value-type="error">
            <text:p>#DIV/0!</text:p>
          </table:covered-table-cell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style-name="ce21" table:formula="of:=[.K23]/([.K23]+[.L23])" office:value-type="string" office:string-value="" calcext:value-type="error">
            <text:p>#DIV/0!</text:p>
          </table:covered-table-cell>
          <table:covered-table-cell table:style-name="ce21" table:formula="of:=[.L23]/([.L23]+[.K23])" office:value-type="string" office:string-value="" calcext:value-type="error">
            <text:p>#DIV/0!</text:p>
          </table:covered-table-cell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21" table:formula="of:=[.N23]/([.N23]+[.O23])" office:value-type="string" office:string-value="" calcext:value-type="error">
            <text:p>#DIV/0!</text:p>
          </table:covered-table-cell>
          <table:covered-table-cell table:style-name="ce25" table:formula="of:=[.O23]/([.O23]+[.N23])" office:value-type="string" office:string-value="" calcext:value-type="error">
            <text:p>#DIV/0!</text:p>
          </table:covered-table-cell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style-name="ce21" table:formula="of:=[.Q23]/([.Q23]+[.R23])" office:value-type="string" office:string-value="" calcext:value-type="error">
            <text:p>#DIV/0!</text:p>
          </table:covered-table-cell>
          <table:covered-table-cell table:style-name="ce21" table:formula="of:=[.R23]/([.Q23]+[.R23])" office:value-type="string" office:string-value="" calcext:value-type="error">
            <text:p>#DIV/0!</text:p>
          </table:covered-table-cell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21" table:formula="of:=[.T23]/([.T23]+[.U23])" office:value-type="string" office:string-value="" calcext:value-type="error">
            <text:p>#DIV/0!</text:p>
          </table:covered-table-cell>
          <table:covered-table-cell table:style-name="ce25" table:formula="of:=[.U23]/([.U23]+[.T23])" office:value-type="string" office:string-value="" calcext:value-type="error">
            <text:p>#DIV/0!</text:p>
          </table:covered-table-cell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21" table:formula="of:=[.W23]/([.W23]+[.X23])" office:value-type="string" office:string-value="" calcext:value-type="error">
            <text:p>#DIV/0!</text:p>
          </table:covered-table-cell>
          <table:covered-table-cell table:style-name="ce25" table:formula="of:=[.X23]/([.W23]+[.X23])" office:value-type="string" office:string-value="" calcext:value-type="error">
            <text:p>#DIV/0!</text:p>
          </table:covered-table-cell>
          <table:table-cell table:style-name="ce25"/>
          <table:table-cell table:style-name="ce33" office:value-type="string" calcext:value-type="string" table:number-columns-spanned="2" table:number-rows-spanned="1">
            <text:p>Mean</text:p>
          </table:table-cell>
          <table:covered-table-cell table:style-name="ce35"/>
          <table:table-cell table:style-name="ce39" office:value-type="string" calcext:value-type="string" table:number-columns-spanned="2" table:number-rows-spanned="1">
            <text:p>SEM</text:p>
          </table:table-cell>
          <table:covered-table-cell table:style-name="ce35"/>
          <table:table-cell/>
          <table:table-cell office:value-type="string" calcext:value-type="string">
            <text:p>MCH before</text:p>
          </table:table-cell>
          <table:table-cell office:value-type="string" calcext:value-type="string">
            <text:p>MCH after w/5%</text:p>
          </table:table-cell>
          <table:table-cell office:value-type="string" calcext:value-type="string">
            <text:p>MCH before</text:p>
          </table:table-cell>
          <table:table-cell office:value-type="string" calcext:value-type="string">
            <text:p>MCH after w/3%</text:p>
          </table:table-cell>
          <table:table-cell table:number-columns-repeated="990"/>
        </table:table-row>
        <table:table-row table:style-name="ro12"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For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13"/>
          <table:table-cell table:style-name="ce5" office:value-type="string" calcext:value-type="string">
            <text:p>MCH</text:p>
          </table:table-cell>
          <table:table-cell table:style-name="ce13" office:value-type="string" calcext:value-type="string">
            <text:p>OCT</text:p>
          </table:table-cell>
          <table:table-cell table:style-name="ce30" office:value-type="string" calcext:value-type="string">
            <text:p>MCH</text:p>
          </table:table-cell>
          <table:table-cell table:style-name="ce14" office:value-type="string" calcext:value-type="string">
            <text:p>OCT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table:number-columns-repeated="992"/>
        </table:table-row>
        <table:table-row table:style-name="ro11">
          <table:table-cell table:style-name="ce6" office:value-type="float" office:value="1" calcext:value-type="float">
            <text:p>1</text:p>
          </table:table-cell>
          <table:table-cell table:style-name="ce9" table:formula="of:=[.B25]/([.B25]+[.C25])" office:value-type="percentage" office:value="0.571428571428571" calcext:value-type="percentage">
            <text:p>57%</text:p>
          </table:table-cell>
          <table:table-cell table:style-name="ce16" table:formula="of:=[.C25]/([.C25]+[.B25])" office:value-type="percentage" office:value="0.428571428571429" calcext:value-type="percentage">
            <text:p>43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E25]/([.E25]+[.F25])" office:value-type="percentage" office:value="0.5" calcext:value-type="percentage">
            <text:p>50%</text:p>
          </table:table-cell>
          <table:table-cell table:style-name="ce9" table:formula="of:=[.F25]/([.E25]+[.F25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K25]/([.K25]+[.L25])" office:value-type="percentage" office:value="0.6" calcext:value-type="percentage">
            <text:p>60%</text:p>
          </table:table-cell>
          <table:table-cell table:style-name="ce9" table:formula="of:=[.L25]/([.L25]+[.K25])" office:value-type="percentage" office:value="0.4" calcext:value-type="percentage">
            <text:p>4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N25]/([.N25]+[.O25])" office:value-type="percentage" office:value="0" calcext:value-type="percentage">
            <text:p>0%</text:p>
          </table:table-cell>
          <table:table-cell table:style-name="ce16" table:formula="of:=[.O25]/([.O25]+[.N25])" office:value-type="percentage" office:value="1" calcext:value-type="percentage">
            <text:p>10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Q25]/([.Q25]+[.R25])" office:value-type="percentage" office:value="0.5" calcext:value-type="percentage">
            <text:p>50%</text:p>
          </table:table-cell>
          <table:table-cell table:style-name="ce9" table:formula="of:=[.R25]/([.Q25]+[.R25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T25]/([.T25]+[.U25])" office:value-type="percentage" office:value="0.5" calcext:value-type="percentage">
            <text:p>50%</text:p>
          </table:table-cell>
          <table:table-cell table:style-name="ce16" table:formula="of:=[.U25]/([.U25]+[.T25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W25]/([.W25]+[.X25])" office:value-type="percentage" office:value="0.4" calcext:value-type="percentage">
            <text:p>40%</text:p>
          </table:table-cell>
          <table:table-cell table:style-name="ce16" table:formula="of:=[.X25]/([.W25]+[.X25])" office:value-type="percentage" office:value="0.6" calcext:value-type="percentage">
            <text:p>60%</text:p>
          </table:table-cell>
          <table:table-cell office:value-type="string" calcext:value-type="string">
            <text:p>Pre-Conditioning</text:p>
          </table:table-cell>
          <table:table-cell table:style-name="ce34" table:formula="of:=([.B61]+[.E61]+[.K61]+[.N61]+[.Q61]+[.T61]+[.W61])/7" office:value-type="percentage" office:value="0.438775510204082" calcext:value-type="percentage">
            <text:p>43.88%</text:p>
          </table:table-cell>
          <table:table-cell table:style-name="ce19" table:formula="of:=([.C61]+[.F61]+[.L61]+[.O61]+[.R61]+[.U61]+[.X61])/7" office:value-type="percentage" office:value="0.561224489795918" calcext:value-type="percentage">
            <text:p>56.12%</text:p>
          </table:table-cell>
          <table:table-cell table:style-name="ce12" table:formula="of:=STDEV([.B61];[.E61];[.K61];[.N61];[.Q61];[.T61];[.W61])/SQRT(7)" office:value-type="percentage" office:value="0.0769760280806293" calcext:value-type="percentage">
            <text:p>7.70%</text:p>
          </table:table-cell>
          <table:table-cell table:style-name="ce19" table:formula="of:=STDEV([.C61];[.F61];[.L61];[.O61];[.R61];[.U61];[.X61])/SQRT(7)" office:value-type="percentage" office:value="0.0769760280806293" calcext:value-type="percentage">
            <text:p>7.70%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table:number-columns-repeated="992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E26]/([.E26]+[.F26])" office:value-type="percentage" office:value="0.333333333333333" calcext:value-type="percentage">
            <text:p>33%</text:p>
          </table:table-cell>
          <table:table-cell table:style-name="ce9" table:formula="of:=[.F26]/([.E26]+[.F26])" office:value-type="percentage" office:value="0.666666666666667" calcext:value-type="percentage">
            <text:p>67%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K26]/([.K26]+[.L26])" office:value-type="percentage" office:value="0.428571428571429" calcext:value-type="percentage">
            <text:p>43%</text:p>
          </table:table-cell>
          <table:table-cell table:style-name="ce9" table:formula="of:=[.L26]/([.L26]+[.K26])" office:value-type="percentage" office:value="0.571428571428571" calcext:value-type="percentage">
            <text:p>57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N26]/([.N26]+[.O26])" office:value-type="percentage" office:value="0.444444444444444" calcext:value-type="percentage">
            <text:p>44%</text:p>
          </table:table-cell>
          <table:table-cell table:style-name="ce16" table:formula="of:=[.O26]/([.O26]+[.N26])" office:value-type="percentage" office:value="0.555555555555556" calcext:value-type="percentage">
            <text:p>56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Q26]/([.Q26]+[.R26])" office:value-type="percentage" office:value="0.25" calcext:value-type="percentage">
            <text:p>25%</text:p>
          </table:table-cell>
          <table:table-cell table:style-name="ce9" table:formula="of:=[.R26]/([.Q26]+[.R26])" office:value-type="percentage" office:value="0.75" calcext:value-type="percentage">
            <text:p>75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T26]/([.T26]+[.U26])" office:value-type="percentage" office:value="0.5" calcext:value-type="percentage">
            <text:p>50%</text:p>
          </table:table-cell>
          <table:table-cell table:style-name="ce16" table:formula="of:=[.U26]/([.U26]+[.T26])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W26]/([.W26]+[.X26])" office:value-type="percentage" office:value="0.454545454545455" calcext:value-type="percentage">
            <text:p>45%</text:p>
          </table:table-cell>
          <table:table-cell table:style-name="ce16" table:formula="of:=[.X26]/([.W26]+[.X26])" office:value-type="percentage" office:value="0.545454545454545" calcext:value-type="percentage">
            <text:p>55%</text:p>
          </table:table-cell>
          <table:table-cell office:value-type="string" calcext:value-type="string">
            <text:p>3% MCH vs 12% OCT</text:p>
          </table:table-cell>
          <table:table-cell table:style-name="ce31" table:formula="of:=([.B62]+[.E62]+[.K62]+[.N62]+[.Q62]+[.T62]+[.W62])/7" office:value-type="percentage" office:value="0.415842094413523" calcext:value-type="percentage">
            <text:p>41.58%</text:p>
          </table:table-cell>
          <table:table-cell table:style-name="ce18" table:formula="of:=([.C62]+[.F62]+[.L62]+[.O62]+[.R62]+[.U62]+[.X62])/7" office:value-type="percentage" office:value="0.584157905586477" calcext:value-type="percentage">
            <text:p>58.42%</text:p>
          </table:table-cell>
          <table:table-cell table:style-name="ce11" table:formula="of:=STDEV([.B62];[.E62];[.K62];[.N62];[.Q62];[.T62];[.W62])/SQRT(7)" office:value-type="percentage" office:value="0.0348310488681583" calcext:value-type="percentage">
            <text:p>3.48%</text:p>
          </table:table-cell>
          <table:table-cell table:style-name="ce18" table:formula="of:=STDEV([.C62];[.F62];[.L62];[.O62];[.R62];[.U62];[.X62])/SQRT(7)" office:value-type="percentage" office:value="0.0348310488681583" calcext:value-type="percentage">
            <text:p>3.48%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3" calcext:value-type="float">
            <text:p>0.43</text:p>
          </table:table-cell>
          <table:table-cell table:number-columns-repeated="992"/>
        </table:table-row>
        <table:table-row table:style-name="ro11">
          <table:table-cell table:style-name="ce6" office:value-type="float" office:value="3" calcext:value-type="float">
            <text:p>3</text:p>
          </table:table-cell>
          <table:table-cell table:style-name="ce9" table:formula="of:=[.B27]/([.B27]+[.C27])" office:value-type="percentage" office:value="0" calcext:value-type="percentage">
            <text:p>0%</text:p>
          </table:table-cell>
          <table:table-cell table:style-name="ce16" table:formula="of:=[.C27]/([.C27]+[.B27])" office:value-type="percentage" office:value="1" calcext:value-type="percentage">
            <text:p>100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E27]/([.E27]+[.F27])" office:value-type="percentage" office:value="0" calcext:value-type="percentage">
            <text:p>0%</text:p>
          </table:table-cell>
          <table:table-cell table:style-name="ce9" table:formula="of:=[.F27]/([.E27]+[.F27])" office:value-type="percentage" office:value="1" calcext:value-type="percentage">
            <text:p>100%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K27]/([.K27]+[.L27])" office:value-type="percentage" office:value="0.538461538461538" calcext:value-type="percentage">
            <text:p>54%</text:p>
          </table:table-cell>
          <table:table-cell table:style-name="ce9" table:formula="of:=[.L27]/([.L27]+[.K27])" office:value-type="percentage" office:value="0.461538461538462" calcext:value-type="percentage">
            <text:p>46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N27]/([.N27]+[.O27])" office:value-type="percentage" office:value="0.5" calcext:value-type="percentage">
            <text:p>50%</text:p>
          </table:table-cell>
          <table:table-cell table:style-name="ce16" table:formula="of:=[.O27]/([.O27]+[.N27])" office:value-type="percentage" office:value="0.5" calcext:value-type="percentage">
            <text:p>50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Q27]/([.Q27]+[.R27])" office:value-type="percentage" office:value="0.555555555555556" calcext:value-type="percentage">
            <text:p>56%</text:p>
          </table:table-cell>
          <table:table-cell table:style-name="ce9" table:formula="of:=[.R27]/([.Q27]+[.R27])" office:value-type="percentage" office:value="0.444444444444444" calcext:value-type="percentage">
            <text:p>44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T27]/([.T27]+[.U27])" office:value-type="percentage" office:value="0" calcext:value-type="percentage">
            <text:p>0%</text:p>
          </table:table-cell>
          <table:table-cell table:style-name="ce16" table:formula="of:=[.U27]/([.U27]+[.T27])" office:value-type="percentage" office:value="1" calcext:value-type="percentage">
            <text:p>100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W27]/([.W27]+[.X27])" office:value-type="percentage" office:value="0.384615384615385" calcext:value-type="percentage">
            <text:p>38%</text:p>
          </table:table-cell>
          <table:table-cell table:style-name="ce16" table:formula="of:=[.X27]/([.W27]+[.X27])" office:value-type="percentage" office:value="0.615384615384615" calcext:value-type="percentage">
            <text:p>62%</text:p>
          </table:table-cell>
          <table:table-cell office:value-type="string" calcext:value-type="string">
            <text:p>4% MCH vs 12% OCT</text:p>
          </table:table-cell>
          <table:table-cell table:style-name="ce31" table:formula="of:=([.B63]+[.E63]+[.K63]+[.N63]+[.Q63]+[.T63]+[.W63])/7" office:value-type="percentage" office:value="0.282661782661783" calcext:value-type="percentage">
            <text:p>28.27%</text:p>
          </table:table-cell>
          <table:table-cell table:style-name="ce18" table:formula="of:=([.C63]+[.F63]+[.L63]+[.O63]+[.R63]+[.U63]+[.X63])/7" office:value-type="percentage" office:value="0.717338217338217" calcext:value-type="percentage">
            <text:p>71.73%</text:p>
          </table:table-cell>
          <table:table-cell table:style-name="ce11" table:formula="of:=STDEV([.B63];[.E63];[.K63];[.N63];[.Q63];[.T63];[.W63])/SQRT(7)" office:value-type="percentage" office:value="0.102030342610035" calcext:value-type="percentage">
            <text:p>10.20%</text:p>
          </table:table-cell>
          <table:table-cell table:style-name="ce18" table:formula="of:=STDEV([.C63];[.F63];[.L63];[.O63];[.R63];[.U63];[.X63])/SQRT(7)" office:value-type="percentage" office:value="0.102030342610035" calcext:value-type="percentage">
            <text:p>10.20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992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10" table:formula="of:=[.B28]/([.B28]+[.C28])" office:value-type="percentage" office:value="0.333333333333333" calcext:value-type="percentage">
            <text:p>33%</text:p>
          </table:table-cell>
          <table:table-cell table:style-name="ce17" table:formula="of:=[.C28]/([.C28]+[.B28])" office:value-type="percentage" office:value="0.666666666666667" calcext:value-type="percentage">
            <text:p>67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E28]/([.E28]+[.F28])" office:value-type="percentage" office:value="0" calcext:value-type="percentage">
            <text:p>0%</text:p>
          </table:table-cell>
          <table:table-cell table:style-name="ce10" table:formula="of:=[.F28]/([.E28]+[.F28])" office:value-type="percentage" office:value="1" calcext:value-type="percentage">
            <text:p>100%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%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10" office:value-type="percentage" office:value="0.5" calcext:value-type="percentage">
            <text:p>5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N28]/([.N28]+[.O28])" office:value-type="percentage" office:value="0.5" calcext:value-type="percentage">
            <text:p>50%</text:p>
          </table:table-cell>
          <table:table-cell table:style-name="ce17" table:formula="of:=[.O28]/([.O28]+[.N28])" office:value-type="percentage" office:value="0.5" calcext:value-type="percentage">
            <text:p>5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Q28]/([.Q28]+[.R28])" office:value-type="percentage" office:value="0.333333333333333" calcext:value-type="percentage">
            <text:p>33%</text:p>
          </table:table-cell>
          <table:table-cell table:style-name="ce10" table:formula="of:=[.R28]/([.Q28]+[.R28])" office:value-type="percentage" office:value="0.666666666666667" calcext:value-type="percentage">
            <text:p>67%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.5" calcext:value-type="percentage">
            <text:p>50%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W28]/([.W28]+[.X28])" office:value-type="percentage" office:value="0.333333333333333" calcext:value-type="percentage">
            <text:p>33%</text:p>
          </table:table-cell>
          <table:table-cell table:style-name="ce17" table:formula="of:=[.X28]/([.W28]+[.X28])" office:value-type="percentage" office:value="0.666666666666667" calcext:value-type="percentage">
            <text:p>67%</text:p>
          </table:table-cell>
          <table:table-cell office:value-type="string" calcext:value-type="string">
            <text:p>5% MCH vs 12% OCT</text:p>
          </table:table-cell>
          <table:table-cell table:style-name="ce32" table:formula="of:=([.B64]+[.E64]+[.K64]+[.N64]+[.Q64]+[.T64]+[.W64])/7" office:value-type="percentage" office:value="0.357142857142857" calcext:value-type="percentage">
            <text:p>35.71%</text:p>
          </table:table-cell>
          <table:table-cell table:style-name="ce36" table:formula="of:=([.C64]+[.F64]+[.L64]+[.O64]+[.R64]+[.U64]+[.X64])/7" office:value-type="percentage" office:value="0.642857142857143" calcext:value-type="percentage">
            <text:p>64.29%</text:p>
          </table:table-cell>
          <table:table-cell table:style-name="ce38" table:formula="of:=STDEV([.B64];[.E64];[.K64];[.N64];[.Q64];[.T64];[.W64])/SQRT(7)" office:value-type="percentage" office:value="0.0673435029701474" calcext:value-type="percentage">
            <text:p>6.73%</text:p>
          </table:table-cell>
          <table:table-cell table:style-name="ce36" table:formula="of:=STDEV([.C64];[.F64];[.L64];[.O64];[.R64];[.U64];[.X64])/SQRT(7)" office:value-type="percentage" office:value="0.0673435029701474" calcext:value-type="percentage">
            <text:p>6.73%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992"/>
        </table:table-row>
        <table:table-row table:style-name="ro6">
          <table:table-cell table:number-columns-spanned="24" table:number-rows-spanned="1"/>
          <table:covered-table-cell table:style-name="ce9" table:formula="of:=[.B29]/([.B29]+[.C29])" office:value-type="string" office:string-value="" calcext:value-type="error">
            <text:p>#DIV/0!</text:p>
          </table:covered-table-cell>
          <table:covered-table-cell table:style-name="ce16" table:formula="of:=[.C29]/([.C29]+[.B29])" office:value-type="string" office:string-value="" calcext:value-type="error">
            <text:p>#DIV/0!</text:p>
          </table:covered-table-cell>
          <table:covered-table-cell table:style-name="ce9"/>
          <table:covered-table-cell table:style-name="ce9" table:formula="of:=[.E29]/([.E29]+[.F29])" office:value-type="string" office:string-value="" calcext:value-type="error">
            <text:p>#DIV/0!</text:p>
          </table:covered-table-cell>
          <table:covered-table-cell table:style-name="ce9" table:formula="of:=[.F29]/([.E29]+[.F29])" office:value-type="string" office:string-value="" calcext:value-type="error">
            <text:p>#DIV/0!</text:p>
          </table:covered-table-cell>
          <table:covered-table-cell table:number-columns-repeated="4" table:style-name="ce9"/>
          <table:covered-table-cell table:style-name="ce9" table:formula="of:=[.K29]/([.K29]+[.L29])" office:value-type="string" office:string-value="" calcext:value-type="error">
            <text:p>#DIV/0!</text:p>
          </table:covered-table-cell>
          <table:covered-table-cell table:style-name="ce9" table:formula="of:=[.L29]/([.L29]+[.K29])" office:value-type="string" office:string-value="" calcext:value-type="error">
            <text:p>#DIV/0!</text:p>
          </table:covered-table-cell>
          <table:covered-table-cell table:style-name="ce9"/>
          <table:covered-table-cell table:style-name="ce9" table:formula="of:=[.N29]/([.N29]+[.O29])" office:value-type="string" office:string-value="" calcext:value-type="error">
            <text:p>#DIV/0!</text:p>
          </table:covered-table-cell>
          <table:covered-table-cell table:style-name="ce16" table:formula="of:=[.O29]/([.O29]+[.N29])" office:value-type="string" office:string-value="" calcext:value-type="error">
            <text:p>#DIV/0!</text:p>
          </table:covered-table-cell>
          <table:covered-table-cell table:style-name="ce9"/>
          <table:covered-table-cell table:style-name="ce9" table:formula="of:=[.Q29]/([.Q29]+[.R29])" office:value-type="string" office:string-value="" calcext:value-type="error">
            <text:p>#DIV/0!</text:p>
          </table:covered-table-cell>
          <table:covered-table-cell table:style-name="ce9" table:formula="of:=[.R29]/([.Q29]+[.R29])" office:value-type="string" office:string-value="" calcext:value-type="error">
            <text:p>#DIV/0!</text:p>
          </table:covered-table-cell>
          <table:covered-table-cell table:style-name="ce9"/>
          <table:covered-table-cell table:style-name="ce9" table:formula="of:=[.T29]/([.T29]+[.U29])" office:value-type="string" office:string-value="" calcext:value-type="error">
            <text:p>#DIV/0!</text:p>
          </table:covered-table-cell>
          <table:covered-table-cell table:style-name="ce16" table:formula="of:=[.U29]/([.U29]+[.T29])" office:value-type="string" office:string-value="" calcext:value-type="error">
            <text:p>#DIV/0!</text:p>
          </table:covered-table-cell>
          <table:covered-table-cell table:style-name="ce9"/>
          <table:covered-table-cell table:style-name="ce9" table:formula="of:=[.W29]/([.W29]+[.X29])" office:value-type="string" office:string-value="" calcext:value-type="error">
            <text:p>#DIV/0!</text:p>
          </table:covered-table-cell>
          <table:covered-table-cell table:style-name="ce16" table:formula="of:=[.X29]/([.W29]+[.X29])" office:value-type="string" office:string-value="" calcext:value-type="error">
            <text:p>#DIV/0!</text:p>
          </table:covered-table-cell>
          <table:table-cell table:style-name="ce16"/>
          <table:table-cell table:style-name="ce11"/>
          <table:table-cell table:number-columns-repeated="4"/>
          <table:table-cell table:number-columns-repeated="2" office:value-type="float" office:value="0.5" calcext:value-type="float">
            <text:p>0.5</text:p>
          </table:table-cell>
          <table:table-cell table:number-columns-repeated="992"/>
        </table:table-row>
        <table:table-row table:style-name="ro6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12" table:formula="of:=[.B30]/([.B30]+[.C30])" office:value-type="string" office:string-value="" calcext:value-type="error">
            <text:p>#DIV/0!</text:p>
          </table:covered-table-cell>
          <table:covered-table-cell table:style-name="ce19" table:formula="of:=[.C30]/([.C30]+[.B30])" office:value-type="string" office:string-value="" calcext:value-type="error">
            <text:p>#DIV/0!</text:p>
          </table:covered-table-cell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style-name="ce21" table:formula="of:=[.E30]/([.E30]+[.F30])" office:value-type="string" office:string-value="" calcext:value-type="error">
            <text:p>#DIV/0!</text:p>
          </table:covered-table-cell>
          <table:covered-table-cell table:style-name="ce21" table:formula="of:=[.F30]/([.E30]+[.F30])" office:value-type="string" office:string-value="" calcext:value-type="error">
            <text:p>#DIV/0!</text:p>
          </table:covered-table-cell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style-name="ce21" table:formula="of:=[.K30]/([.K30]+[.L30])" office:value-type="string" office:string-value="" calcext:value-type="error">
            <text:p>#DIV/0!</text:p>
          </table:covered-table-cell>
          <table:covered-table-cell table:style-name="ce21" table:formula="of:=[.L30]/([.L30]+[.K30])" office:value-type="string" office:string-value="" calcext:value-type="error">
            <text:p>#DIV/0!</text:p>
          </table:covered-table-cell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21" table:formula="of:=[.N30]/([.N30]+[.O30])" office:value-type="string" office:string-value="" calcext:value-type="error">
            <text:p>#DIV/0!</text:p>
          </table:covered-table-cell>
          <table:covered-table-cell table:style-name="ce25" table:formula="of:=[.O30]/([.O30]+[.N30])" office:value-type="string" office:string-value="" calcext:value-type="error">
            <text:p>#DIV/0!</text:p>
          </table:covered-table-cell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style-name="ce21" table:formula="of:=[.Q30]/([.Q30]+[.R30])" office:value-type="string" office:string-value="" calcext:value-type="error">
            <text:p>#DIV/0!</text:p>
          </table:covered-table-cell>
          <table:covered-table-cell table:style-name="ce21" table:formula="of:=[.R30]/([.Q30]+[.R30])" office:value-type="string" office:string-value="" calcext:value-type="error">
            <text:p>#DIV/0!</text:p>
          </table:covered-table-cell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21" table:formula="of:=[.T30]/([.T30]+[.U30])" office:value-type="string" office:string-value="" calcext:value-type="error">
            <text:p>#DIV/0!</text:p>
          </table:covered-table-cell>
          <table:covered-table-cell table:style-name="ce25" table:formula="of:=[.U30]/([.U30]+[.T30])" office:value-type="string" office:string-value="" calcext:value-type="error">
            <text:p>#DIV/0!</text:p>
          </table:covered-table-cell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21" table:formula="of:=[.W30]/([.W30]+[.X30])" office:value-type="string" office:string-value="" calcext:value-type="error">
            <text:p>#DIV/0!</text:p>
          </table:covered-table-cell>
          <table:covered-table-cell table:style-name="ce25" table:formula="of:=[.X30]/([.W30]+[.X30])" office:value-type="string" office:string-value="" calcext:value-type="error">
            <text:p>#DIV/0!</text:p>
          </table:covered-table-cell>
          <table:table-cell table:style-name="ce25"/>
          <table:table-cell table:style-name="ce33" office:value-type="string" calcext:value-type="string" table:number-columns-spanned="2" table:number-rows-spanned="1">
            <text:p>Mean</text:p>
          </table:table-cell>
          <table:covered-table-cell table:style-name="ce35"/>
          <table:table-cell table:style-name="ce39" office:value-type="string" calcext:value-type="string" table:number-columns-spanned="2" table:number-rows-spanned="1">
            <text:p>SEM</text:p>
          </table:table-cell>
          <table:covered-table-cell table:style-name="ce35"/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table:number-columns-repeated="992"/>
        </table:table-row>
        <table:table-row table:style-name="ro12">
          <table:table-cell table:style-name="ce5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/>
          <table:table-cell table:style-name="ce5" office:value-type="string" calcext:value-type="string">
            <text:p>MCH</text:p>
          </table:table-cell>
          <table:table-cell table:style-name="ce13" office:value-type="string" calcext:value-type="string">
            <text:p>OCT</text:p>
          </table:table-cell>
          <table:table-cell table:style-name="ce30" office:value-type="string" calcext:value-type="string">
            <text:p>MCH</text:p>
          </table:table-cell>
          <table:table-cell table:style-name="ce14" office:value-type="string" calcext:value-type="string">
            <text:p>OCT</text:p>
          </table:table-cell>
          <table:table-cell table:number-columns-repeated="2"/>
          <table:table-cell table:formula="of:=COM.MICROSOFT.T.TEST([.AE60:.AE66];[.AF60:.AF66];1;1)" office:value-type="float" office:value="0.394635595271622" calcext:value-type="float">
            <text:p>0.3946355953</text:p>
          </table:table-cell>
          <table:table-cell table:number-columns-repeated="992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9" table:formula="of:=[.B32]/([.B32]+[.C32])" office:value-type="percentage" office:value="0.5" calcext:value-type="percentage">
            <text:p>50%</text:p>
          </table:table-cell>
          <table:table-cell table:style-name="ce16" table:formula="of:=[.C32]/([.C32]+[.B32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E32]/([.E32]+[.F32])" office:value-type="percentage" office:value="0.444444444444444" calcext:value-type="percentage">
            <text:p>44%</text:p>
          </table:table-cell>
          <table:table-cell table:style-name="ce9" table:formula="of:=[.F32]/([.E32]+[.F32])" office:value-type="percentage" office:value="0.555555555555556" calcext:value-type="percentage">
            <text:p>56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K32]/([.K32]+[.L32])" office:value-type="percentage" office:value="0.375" calcext:value-type="percentage">
            <text:p>38%</text:p>
          </table:table-cell>
          <table:table-cell table:style-name="ce9" table:formula="of:=[.L32]/([.L32]+[.K32])" office:value-type="percentage" office:value="0.625" calcext:value-type="percentage">
            <text:p>63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N32]/([.N32]+[.O32])" office:value-type="percentage" office:value="0.5" calcext:value-type="percentage">
            <text:p>50%</text:p>
          </table:table-cell>
          <table:table-cell table:style-name="ce16" table:formula="of:=[.O32]/([.O32]+[.N32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Q32]/([.Q32]+[.R32])" office:value-type="percentage" office:value="0.428571428571429" calcext:value-type="percentage">
            <text:p>43%</text:p>
          </table:table-cell>
          <table:table-cell table:style-name="ce9" table:formula="of:=[.R32]/([.Q32]+[.R32])" office:value-type="percentage" office:value="0.571428571428571" calcext:value-type="percentage">
            <text:p>57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T32]/([.T32]+[.U32])" office:value-type="percentage" office:value="0.5" calcext:value-type="percentage">
            <text:p>50%</text:p>
          </table:table-cell>
          <table:table-cell table:style-name="ce16" table:formula="of:=[.U32]/([.U32]+[.T32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W32]/([.W32]+[.X32])" office:value-type="percentage" office:value="0.444444444444444" calcext:value-type="percentage">
            <text:p>44%</text:p>
          </table:table-cell>
          <table:table-cell table:style-name="ce16" table:formula="of:=[.X32]/([.W32]+[.X32])" office:value-type="percentage" office:value="0.555555555555556" calcext:value-type="percentage">
            <text:p>56%</text:p>
          </table:table-cell>
          <table:table-cell office:value-type="string" calcext:value-type="string">
            <text:p>Pre-Conditioning</text:p>
          </table:table-cell>
          <table:table-cell table:style-name="ce34" table:formula="of:=([.C68]+[.F68]+[.L68]+[.O68]+[.R68]+[.U68]+[.X68])/7" office:value-type="percentage" office:value="0.543934240362812" calcext:value-type="percentage">
            <text:p>54.39%</text:p>
          </table:table-cell>
          <table:table-cell table:style-name="ce19" table:formula="of:=([.B68]+[.E68]+[.K68]+[.N68]+[.Q68]+[.T68]+[.W68])/7" office:value-type="percentage" office:value="0.456065759637188" calcext:value-type="percentage">
            <text:p>45.61%</text:p>
          </table:table-cell>
          <table:table-cell table:style-name="ce12" table:formula="of:=STDEV([.C68];[.F68];[.L68];[.O68];[.R68];[.U68];[.X68])/SQRT(7)" office:value-type="percentage" office:value="0.0178541431690893" calcext:value-type="percentage">
            <text:p>1.79%</text:p>
          </table:table-cell>
          <table:table-cell table:style-name="ce19" table:formula="of:=STDEV([.B68];[.E68];[.K68];[.N68];[.Q68];[.T68];[.W68])/SQRT(7)" office:value-type="percentage" office:value="0.0178541431690893" calcext:value-type="percentage">
            <text:p>1.79%</text:p>
          </table:table-cell>
          <table:table-cell table:number-columns-repeated="995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 table:style-name="ce9" table:formula="of:=[.B33]/([.B33]+[.C33])" office:value-type="percentage" office:value="0.2" calcext:value-type="percentage">
            <text:p>20%</text:p>
          </table:table-cell>
          <table:table-cell table:style-name="ce16" table:formula="of:=[.C33]/([.C33]+[.B33])" office:value-type="percentage" office:value="0.8" calcext:value-type="percentage">
            <text:p>8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E33]/([.E33]+[.F33])" office:value-type="percentage" office:value="0.375" calcext:value-type="percentage">
            <text:p>38%</text:p>
          </table:table-cell>
          <table:table-cell table:style-name="ce9" table:formula="of:=[.F33]/([.E33]+[.F33])" office:value-type="percentage" office:value="0.625" calcext:value-type="percentage">
            <text:p>63%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K33]/([.K33]+[.L33])" office:value-type="percentage" office:value="0.428571428571429" calcext:value-type="percentage">
            <text:p>43%</text:p>
          </table:table-cell>
          <table:table-cell table:style-name="ce9" table:formula="of:=[.L33]/([.L33]+[.K33])" office:value-type="percentage" office:value="0.571428571428571" calcext:value-type="percentage">
            <text:p>57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N33]/([.N33]+[.O33])" office:value-type="percentage" office:value="0" calcext:value-type="percentage">
            <text:p>0%</text:p>
          </table:table-cell>
          <table:table-cell table:style-name="ce16" table:formula="of:=[.O33]/([.O33]+[.N33])" office:value-type="percentage" office:value="1" calcext:value-type="percentage">
            <text:p>10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Q33]/([.Q33]+[.R33])" office:value-type="percentage" office:value="0" calcext:value-type="percentage">
            <text:p>0%</text:p>
          </table:table-cell>
          <table:table-cell table:style-name="ce9" table:formula="of:=[.R33]/([.Q33]+[.R33])" office:value-type="percentage" office:value="1" calcext:value-type="percentage">
            <text:p>10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T33]/([.T33]+[.U33])" office:value-type="percentage" office:value="0.6" calcext:value-type="percentage">
            <text:p>60%</text:p>
          </table:table-cell>
          <table:table-cell table:style-name="ce16" table:formula="of:=[.U33]/([.U33]+[.T33])" office:value-type="percentage" office:value="0.4" calcext:value-type="percentage">
            <text:p>4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W33]/([.W33]+[.X33])" office:value-type="percentage" office:value="1" calcext:value-type="percentage">
            <text:p>100%</text:p>
          </table:table-cell>
          <table:table-cell table:style-name="ce16" table:formula="of:=[.X33]/([.W33]+[.X33])" office:value-type="percentage" office:value="0" calcext:value-type="percentage">
            <text:p>0%</text:p>
          </table:table-cell>
          <table:table-cell office:value-type="string" calcext:value-type="string">
            <text:p>4% OCT vs 10% MCH</text:p>
          </table:table-cell>
          <table:table-cell table:style-name="ce31" table:formula="of:=([.C69]+[.F69]+[.L69]+[.O69]+[.R69]+[.U69]+[.X69])/7" office:value-type="percentage" office:value="0.628061224489796" calcext:value-type="percentage">
            <text:p>62.81%</text:p>
          </table:table-cell>
          <table:table-cell table:style-name="ce18" table:formula="of:=([.B69]+[.E69]+[.K69]+[.N69]+[.Q69]+[.T69]+[.W69])/7" office:value-type="percentage" office:value="0.371938775510204" calcext:value-type="percentage">
            <text:p>37.19%</text:p>
          </table:table-cell>
          <table:table-cell table:style-name="ce11" table:formula="of:=STDEV([.C69];[.F69];[.L69];[.O69];[.R69];[.U69];[.X69])/SQRT(7)" office:value-type="percentage" office:value="0.134157805116244" calcext:value-type="percentage">
            <text:p>13.42%</text:p>
          </table:table-cell>
          <table:table-cell table:style-name="ce18" table:formula="of:=STDEV([.B69];[.E69];[.K69];[.N69];[.Q69];[.T69];[.W69])/SQRT(7)" office:value-type="percentage" office:value="0.134157805116244" calcext:value-type="percentage">
            <text:p>13.42%</text:p>
          </table:table-cell>
          <table:table-cell table:number-columns-repeated="995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 table:style-name="ce9" table:formula="of:=[.B34]/([.B34]+[.C34])" office:value-type="percentage" office:value="1" calcext:value-type="percentage">
            <text:p>100%</text:p>
          </table:table-cell>
          <table:table-cell table:style-name="ce16" table:formula="of:=[.C34]/([.C34]+[.B34])" office:value-type="percentage" office:value="0" calcext:value-type="percentage">
            <text:p>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E34]/([.E34]+[.F34])" office:value-type="percentage" office:value="0.444444444444444" calcext:value-type="percentage">
            <text:p>44%</text:p>
          </table:table-cell>
          <table:table-cell table:style-name="ce9" table:formula="of:=[.F34]/([.E34]+[.F34])" office:value-type="percentage" office:value="0.555555555555556" calcext:value-type="percentage">
            <text:p>56%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K34]/([.K34]+[.L34])" office:value-type="percentage" office:value="0.666666666666667" calcext:value-type="percentage">
            <text:p>67%</text:p>
          </table:table-cell>
          <table:table-cell table:style-name="ce9" table:formula="of:=[.L34]/([.L34]+[.K34])" office:value-type="percentage" office:value="0.333333333333333" calcext:value-type="percentage">
            <text:p>33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N34]/([.N34]+[.O34])" office:value-type="percentage" office:value="0.5" calcext:value-type="percentage">
            <text:p>50%</text:p>
          </table:table-cell>
          <table:table-cell table:style-name="ce16" table:formula="of:=[.O34]/([.O34]+[.N34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Q34]/([.Q34]+[.R34])" office:value-type="percentage" office:value="0" calcext:value-type="percentage">
            <text:p>0%</text:p>
          </table:table-cell>
          <table:table-cell table:style-name="ce9" table:formula="of:=[.R34]/([.Q34]+[.R34])" office:value-type="percentage" office:value="1" calcext:value-type="percentage">
            <text:p>10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T34]/([.T34]+[.U34])" office:value-type="percentage" office:value="0.5" calcext:value-type="percentage">
            <text:p>50%</text:p>
          </table:table-cell>
          <table:table-cell table:style-name="ce16" table:formula="of:=[.U34]/([.U34]+[.T34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W34]/([.W34]+[.X34])" office:value-type="percentage" office:value="0.4" calcext:value-type="percentage">
            <text:p>40%</text:p>
          </table:table-cell>
          <table:table-cell table:style-name="ce16" table:formula="of:=[.X34]/([.W34]+[.X34])" office:value-type="percentage" office:value="0.6" calcext:value-type="percentage">
            <text:p>60%</text:p>
          </table:table-cell>
          <table:table-cell office:value-type="string" calcext:value-type="string">
            <text:p>6% OCT vs 10% MCH</text:p>
          </table:table-cell>
          <table:table-cell table:style-name="ce31" table:formula="of:=([.C70]+[.F70]+[.L70]+[.O70]+[.R70]+[.U70]+[.X70])/7" office:value-type="percentage" office:value="0.498412698412698" calcext:value-type="percentage">
            <text:p>49.84%</text:p>
          </table:table-cell>
          <table:table-cell table:style-name="ce18" table:formula="of:=([.B70]+[.E70]+[.K70]+[.N70]+[.Q70]+[.T70]+[.W70])/7" office:value-type="percentage" office:value="0.501587301587302" calcext:value-type="percentage">
            <text:p>50.16%</text:p>
          </table:table-cell>
          <table:table-cell table:style-name="ce11" table:formula="of:=STDEV([.C70];[.F70];[.L70];[.O70];[.R70];[.U70];[.X70])/SQRT(7)" office:value-type="percentage" office:value="0.113478187629937" calcext:value-type="percentage">
            <text:p>11.35%</text:p>
          </table:table-cell>
          <table:table-cell table:style-name="ce18" table:formula="of:=STDEV([.B70];[.E70];[.K70];[.N70];[.Q70];[.T70];[.W70])/SQRT(7)" office:value-type="percentage" office:value="0.113478187629937" calcext:value-type="percentage">
            <text:p>11.35%</text:p>
          </table:table-cell>
          <table:table-cell table:number-columns-repeated="995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10" table:formula="of:=[.B35]/([.B35]+[.C35])" office:value-type="percentage" office:value="0.333333333333333" calcext:value-type="percentage">
            <text:p>33%</text:p>
          </table:table-cell>
          <table:table-cell table:style-name="ce17" table:formula="of:=[.C35]/([.C35]+[.B35])" office:value-type="percentage" office:value="0.666666666666667" calcext:value-type="percentage">
            <text:p>67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E35]/([.E35]+[.F35])" office:value-type="percentage" office:value="0.555555555555556" calcext:value-type="percentage">
            <text:p>56%</text:p>
          </table:table-cell>
          <table:table-cell table:style-name="ce10" table:formula="of:=[.F35]/([.E35]+[.F35])" office:value-type="percentage" office:value="0.444444444444444" calcext:value-type="percentage">
            <text:p>44%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%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K35]/([.K35]+[.L35])" office:value-type="percentage" office:value="0.5" calcext:value-type="percentage">
            <text:p>50%</text:p>
          </table:table-cell>
          <table:table-cell table:style-name="ce10" table:formula="of:=[.L35]/([.L35]+[.K35])" office:value-type="percentage" office:value="0.5" calcext:value-type="percentage">
            <text:p>5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N35]/([.N35]+[.O35])" office:value-type="percentage" office:value="0.333333333333333" calcext:value-type="percentage">
            <text:p>33%</text:p>
          </table:table-cell>
          <table:table-cell table:style-name="ce17" table:formula="of:=[.O35]/([.O35]+[.N35])" office:value-type="percentage" office:value="0.666666666666667" calcext:value-type="percentage">
            <text:p>67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Q35]/([.Q35]+[.R35])" office:value-type="percentage" office:value="0.4" calcext:value-type="percentage">
            <text:p>40%</text:p>
          </table:table-cell>
          <table:table-cell table:style-name="ce10" table:formula="of:=[.R35]/([.Q35]+[.R35])" office:value-type="percentage" office:value="0.6" calcext:value-type="percentage">
            <text:p>6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T35]/([.T35]+[.U35])" office:value-type="percentage" office:value="0.454545454545455" calcext:value-type="percentage">
            <text:p>45%</text:p>
          </table:table-cell>
          <table:table-cell table:style-name="ce17" table:formula="of:=[.U35]/([.U35]+[.T35])" office:value-type="percentage" office:value="0.545454545454545" calcext:value-type="percentage">
            <text:p>55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W35]/([.W35]+[.X35])" office:value-type="percentage" office:value="0" calcext:value-type="percentage">
            <text:p>0%</text:p>
          </table:table-cell>
          <table:table-cell table:style-name="ce17" table:formula="of:=[.X35]/([.W35]+[.X35])" office:value-type="percentage" office:value="1" calcext:value-type="percentage">
            <text:p>100%</text:p>
          </table:table-cell>
          <table:table-cell office:value-type="string" calcext:value-type="string">
            <text:p>8% OCT vs 10% MCH</text:p>
          </table:table-cell>
          <table:table-cell table:style-name="ce32" table:formula="of:=([.C71]+[.F71]+[.L71]+[.O71]+[.R71]+[.U71]+[.X71])/7" office:value-type="percentage" office:value="0.631890331890332" calcext:value-type="percentage">
            <text:p>63.19%</text:p>
          </table:table-cell>
          <table:table-cell table:style-name="ce36" table:formula="of:=([.B71]+[.E71]+[.K71]+[.N71]+[.Q71]+[.T71]+[.W71])/7" office:value-type="percentage" office:value="0.368109668109668" calcext:value-type="percentage">
            <text:p>36.81%</text:p>
          </table:table-cell>
          <table:table-cell table:style-name="ce38" table:formula="of:=STDEV([.C71];[.F71];[.L71];[.O71];[.R71];[.U71];[.X71])/SQRT(7)" office:value-type="percentage" office:value="0.068823908063593" calcext:value-type="percentage">
            <text:p>6.88%</text:p>
          </table:table-cell>
          <table:table-cell table:style-name="ce36" table:formula="of:=STDEV([.B71];[.E71];[.K71];[.N71];[.Q71];[.T71];[.W71])/SQRT(7)" office:value-type="percentage" office:value="0.068823908063593" calcext:value-type="percentage">
            <text:p>6.88%</text:p>
          </table:table-cell>
          <table:table-cell table:number-columns-repeated="995"/>
        </table:table-row>
        <table:table-row table:style-name="ro5" table:number-rows-repeated="1048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553.83pt" svg:height="248.46pt" svg:x="21.37pt" svg:y="27.86pt">
            <loext:p draw:notify-on-update-of-ranges="Sheet1.Y43:Sheet1.Y44 Sheet1.Z42:Sheet1.Z42 Sheet1.Z43:Sheet1.Z44 Sheet1.AB43:Sheet1.AB44 Sheet1.AB43:Sheet1.AB44 Sheet1.AA42:Sheet1.AA42 Sheet1.AA43:Sheet1.AA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13.95pt" svg:height="277.91pt" svg:x="0pt" svg:y="307.96pt">
            <loext:p draw:notify-on-update-of-ranges="Sheet1.AF51:Sheet1.AF52 Sheet1.AG50:Sheet1.AG50 Sheet1.AG51:Sheet1.AG52 Sheet1.AI51:Sheet1.AI52 Sheet1.AI51:Sheet1.AI52 Sheet1.AH50:Sheet1.AH50 Sheet1.AH51:Sheet1.AH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703.62pt" svg:height="351.52pt" svg:x="640.01pt" svg:y="988.61pt">
            <loext:p draw:notify-on-update-of-ranges="Sheet1.Y1:Sheet1.Y1048576 Sheet1.Z42:Sheet1.Z42 Sheet1.Z1:Sheet1.Z1048576 Sheet1.AI43:Sheet1.AI46 Sheet1.AI43:Sheet1.AI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64.3pt" svg:height="403.23pt" svg:x="529.65pt" svg:y="418.17pt">
            <loext:p draw:notify-on-update-of-ranges="Sheet1.Y61:Sheet1.Y64 Sheet1.Z60:Sheet1.Z60 Sheet1.Z61:Sheet1.Z64 Sheet1.AB61:Sheet1.AB64 Sheet1.AB61:Sheet1.AB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84.67pt" svg:height="325.59pt" svg:x="1245.23pt" svg:y="12.1pt">
            <loext:p draw:notify-on-update-of-ranges="Sheet1.Y51:Sheet1.Y54 Sheet1.AA51:Sheet1.AA54 Sheet1.AB51:Sheet1.AB54 Sheet1.AB51:Sheet1.AB5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549.64pt" svg:height="384.94pt" svg:x="1218.39pt" svg:y="407.76pt">
            <loext:p draw:notify-on-update-of-ranges="Sheet1.Y68:Sheet1.Y71 Sheet1.AA68:Sheet1.AA71 Sheet1.AB68:Sheet1.AB71 Sheet1.AB68:Sheet1.AB7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0:31:28.5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6:50:57.409000000</meta:creation-date>
    <dc:date>2016-08-18T10:43:14.001000000</dc:date>
    <meta:editing-duration>PT2H34M18S</meta:editing-duration>
    <meta:editing-cycles>9</meta:editing-cycles>
    <meta:generator>LibreOffice/5.1.3.2$Windows_X86_64 LibreOffice_project/644e4637d1d8544fd9f56425bd6cec110e49301b</meta:generator>
    <meta:document-statistic meta:table-count="2" meta:cell-count="137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011">
      <style:chart-properties chart:link-data-style-to-source="true" chart:error-category="cell-range" chart:error-upper-range="Sheet1.AI51:Sheet1.AI52" chart:error-lower-range="Sheet1.AI51:Sheet1.AI52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AI51:Sheet1.AI52" chart:error-lower-range="Sheet1.AI51:Sheet1.AI52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32cm" svg:height="9.805cm" xlink:href=".." xlink:type="simple" chart:class="chart:bar" chart:style-name="ch1">
        <chart:legend svg:x="14.851cm" svg:y="2.202cm" style:legend-expansion="custom" chartooo:width="3.043cm" chartooo:height="4.991cm" style:legend-expansion-aspect-ratio="0.609697455419756" chart:style-name="ch2"/>
        <chart:plot-area chart:style-name="ch3" table:cell-range-address="Sheet1.AF50:Sheet1.AH52" chart:data-source-has-labels="both" svg:x="0.195cm" svg:y="0.936cm" svg:width="14.849cm" svg:height="8.795cm">
          <chartooo:coordinate-region svg:x="5.447cm" svg:y="0.936cm" svg:width="9.4cm" svg:height="6.711cm"/>
          <chart:axis chart:dimension="x" chart:name="primary-x" chart:style-name="ch4" chartooo:axis-type="auto">
            <chartooo:date-scale/>
            <chart:categories table:cell-range-address="Sheet1.AF51:Sheet1.AF5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AG51:Sheet1.AG52" chart:label-cell-address="Sheet1.AG50:Sheet1.AG50" chart:class="chart:bar">
            <chart:error-indicator chart:style-name="ch9" chart:dimension="y"/>
            <chart:data-point chart:repeated="2"/>
          </chart:series>
          <chart:series chart:style-name="ch10" chart:values-cell-range-address="Sheet1.AH51:Sheet1.AH52" chart:label-cell-address="Sheet1.AH50:Sheet1.AH50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y into MCH</text:p>
                <draw:g>
                  <svg:desc>Sheet1.AG50:Sheet1.AG50</svg:desc>
                </draw:g>
              </table:table-cell>
              <table:table-cell office:value-type="string">
                <text:p>Column AI</text:p>
              </table:table-cell>
              <table:table-cell office:value-type="string">
                <text:p>Column AI</text:p>
              </table:table-cell>
              <table:table-cell office:value-type="string">
                <text:p>Entry into OCT</text:p>
                <draw:g>
                  <svg:desc>Sheet1.AH50:Sheet1.AH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Sheet1.AF51:Sheet1.AF52</svg:desc>
                </draw:g>
              </table:table-cell>
              <table:table-cell office:value-type="float" office:value="0.500283446712018">
                <text:p>0.500283446712018</text:p>
                <draw:g>
                  <svg:desc>Sheet1.AG51:Sheet1.AG52</svg:desc>
                </draw:g>
              </table:table-cell>
              <table:table-cell office:value-type="float" office:value="0.0479">
                <text:p>0.0479</text:p>
                <draw:g>
                  <svg:desc>Sheet1.AI51:Sheet1.AI52</svg:desc>
                </draw:g>
              </table:table-cell>
              <table:table-cell office:value-type="float" office:value="0.0479">
                <text:p>0.0479</text:p>
                <draw:g>
                  <svg:desc>Sheet1.AI51:Sheet1.AI52</svg:desc>
                </draw:g>
              </table:table-cell>
              <table:table-cell office:value-type="float" office:value="0.499716553287982">
                <text:p>0.499716553287982</text:p>
                <draw:g>
                  <svg:desc>Sheet1.AH51:Sheet1.AH52</svg:desc>
                </draw:g>
              </table:table-cell>
            </table:table-row>
            <table:table-row>
              <table:table-cell office:value-type="string">
                <text:p>5% MCH vs 12% OCT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0582">
                <text:p>0.0582</text:p>
              </table:table-cell>
              <table:table-cell office:value-type="float" office:value="0.0582">
                <text:p>0.0582</text:p>
              </table:table-cell>
              <table:table-cell office:value-type="float" office:value="0.708333333333333">
                <text:p>0.70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011">
      <style:chart-properties chart:link-data-style-to-source="true" chart:error-category="cell-range" chart:error-upper-range="Sheet1.AB43:Sheet1.AB44" chart:error-lower-range="Sheet1.AB43:Sheet1.AB44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AB43:Sheet1.AB44" chart:error-lower-range="Sheet1.AB43:Sheet1.AB4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39cm" svg:height="8.766cm" xlink:href=".." xlink:type="simple" chart:class="chart:bar" chart:style-name="ch1">
        <chart:legend svg:x="16.978cm" svg:y="0.814cm" style:legend-expansion="custom" chartooo:width="2.56cm" chartooo:height="6.203cm" style:legend-expansion-aspect-ratio="0.412703530549734" chart:style-name="ch2"/>
        <chart:plot-area chart:style-name="ch3" table:cell-range-address="Sheet1.Y42:Sheet1.AA44" chart:data-source-has-labels="both" svg:x="0.389cm" svg:y="0.173cm" svg:width="17.607cm" svg:height="8.413cm">
          <chartooo:coordinate-region svg:x="4.741cm" svg:y="0.173cm" svg:width="12.235cm" svg:height="7.607cm"/>
          <chart:axis chart:dimension="x" chart:name="primary-x" chart:style-name="ch4" chartooo:axis-type="auto">
            <chartooo:date-scale/>
            <chart:categories table:cell-range-address="Sheet1.Y43:Sheet1.Y44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Z43:Sheet1.Z44" chart:label-cell-address="Sheet1.Z42:Sheet1.Z42" chart:class="chart:bar">
            <chart:error-indicator chart:style-name="ch9" chart:dimension="y"/>
            <chart:data-point chart:repeated="2"/>
          </chart:series>
          <chart:series chart:style-name="ch10" chart:values-cell-range-address="Sheet1.AA43:Sheet1.AA44" chart:label-cell-address="Sheet1.AA42:Sheet1.AA4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ntry into 5% MCH</text:p>
                <draw:g>
                  <svg:desc>Sheet1.Z42:Sheet1.Z42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Column AB</text:p>
              </table:table-cell>
              <table:table-cell office:value-type="string">
                <text:p>Entry into 12% OCT</text:p>
                <draw:g>
                  <svg:desc>Sheet1.AA42:Sheet1.AA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Sheet1.Y43:Sheet1.Y44</svg:desc>
                </draw:g>
              </table:table-cell>
              <table:table-cell office:value-type="float" office:value="0.500283446712018">
                <text:p>0.500283446712018</text:p>
                <draw:g>
                  <svg:desc>Sheet1.Z43:Sheet1.Z44</svg:desc>
                </draw:g>
              </table:table-cell>
              <table:table-cell office:value-type="float" office:value="0.0479377025811318">
                <text:p>0.0479377025811318</text:p>
                <draw:g>
                  <svg:desc>Sheet1.AB43:Sheet1.AB44</svg:desc>
                </draw:g>
              </table:table-cell>
              <table:table-cell office:value-type="float" office:value="0.0479377025811318">
                <text:p>0.0479377025811318</text:p>
                <draw:g>
                  <svg:desc>Sheet1.AB43:Sheet1.AB44</svg:desc>
                </draw:g>
              </table:table-cell>
              <table:table-cell office:value-type="float" office:value="0.499716553287982">
                <text:p>0.499716553287982</text:p>
                <draw:g>
                  <svg:desc>Sheet1.AA43:Sheet1.AA44</svg:desc>
                </draw:g>
              </table:table-cell>
            </table:table-row>
            <table:table-row>
              <table:table-cell office:value-type="string">
                <text:p>Mock Conditioning</text:p>
              </table:table-cell>
              <table:table-cell office:value-type="float" office:value="0.485014005602241">
                <text:p>0.485014005602241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514985994397759">
                <text:p>0.514985994397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Sheet1.AI43:Sheet1.AI46" chart:error-lower-range="Sheet1.AI43:Sheet1.AI46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">
      <style:chart-properties chart:link-data-style-to-source="true" chart:error-category="cell-range" chart:error-upper-range="Sheet1.AI43:Sheet1.AI46" chart:error-lower-range="Sheet1.AI43:Sheet1.AI46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AI43:Sheet1.AI46" chart:error-lower-range="Sheet1.AI43:Sheet1.AI4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23cm" svg:height="12.402cm" xlink:href=".." xlink:type="simple" chart:class="chart:bar" chart:style-name="ch1">
        <chart:plot-area chart:style-name="ch2" table:cell-range-address="Sheet1.Y42:Sheet1.Z43 Sheet1.Y45:Sheet1.Z47" chart:data-source-has-labels="both" svg:x="0.953cm" svg:y="0.245cm" svg:width="23.883cm" svg:height="8.558cm">
          <chartooo:coordinate-region svg:x="6.205cm" svg:y="0.245cm" svg:width="18.113cm" svg:height="7.752cm"/>
          <chart:axis chart:dimension="x" chart:name="primary-x" chart:style-name="ch3" chartooo:axis-type="auto">
            <chartooo:date-scale/>
            <chart:categories table:cell-range-address="Sheet1.Y43:Sheet1.Y43 Sheet1.Y45:Sheet1.Y47"/>
          </chart:axis>
          <chart:axis chart:dimension="y" chart:name="primary-y" chart:style-name="ch4">
            <chart:title svg:x="10.41cm" svg:y="9.051cm" chart:style-name="ch5">
              <text:p>Decisions for MCH/%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heet1.Z43:Sheet1.Z43 Sheet1.Z45:Sheet1.Z47" chart:label-cell-address="Sheet1.Z42:Sheet1.Z42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ntry into 5% MCH</text:p>
                <draw:g>
                  <svg:desc>Sheet1.Z42:Sheet1.Z42</svg:desc>
                </draw:g>
              </table:table-cell>
              <table:table-cell office:value-type="string">
                <text:p>Column AI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Sheet1.Y43:Sheet1.Y43 Sheet1.Y45:Sheet1.Y47</svg:desc>
                </draw:g>
              </table:table-cell>
              <table:table-cell office:value-type="float" office:value="0.500283446712018">
                <text:p>0.500283446712018</text:p>
                <draw:g>
                  <svg:desc>Sheet1.Z43:Sheet1.Z43 Sheet1.Z45:Sheet1.Z47</svg:desc>
                </draw:g>
              </table:table-cell>
              <table:table-cell office:value-type="float" office:value="0.0479377025811318">
                <text:p>0.0479377025811318</text:p>
                <draw:g>
                  <svg:desc>Sheet1.AI43:Sheet1.AI46</svg:desc>
                </draw:g>
              </table:table-cell>
              <table:table-cell office:value-type="float" office:value="0.0479377025811318">
                <text:p>0.0479377025811318</text:p>
                <draw:g>
                  <svg:desc>Sheet1.AI43:Sheet1.AI46</svg:desc>
                </draw:g>
              </table:table-cell>
            </table:table-row>
            <table:table-row>
              <table:table-cell office:value-type="string">
                <text:p>5% MCH vs 12% OCT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058219844250481">
                <text:p>0.058219844250481</text:p>
              </table:table-cell>
            </table:table-row>
            <table:table-row>
              <table:table-cell office:value-type="string">
                <text:p>4% MCH vs 12% OCT</text:p>
              </table:table-cell>
              <table:table-cell office:value-type="float" office:value="0.431601731601732">
                <text:p>0.431601731601732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0782388941823886">
                <text:p>0.0782388941823886</text:p>
              </table:table-cell>
            </table:table-row>
            <table:table-row>
              <table:table-cell office:value-type="string">
                <text:p>3% MCH vs 12% OCT</text:p>
              </table:table-cell>
              <table:table-cell office:value-type="float" office:value="0.507689136260565">
                <text:p>0.507689136260565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0390809355405609">
                <text:p>0.0390809355405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Sheet1.AB61:Sheet1.AB64" chart:error-lower-range="Sheet1.AB61:Sheet1.AB64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 style:data-style-name="N10">
      <style:chart-properties chart:display-label="true" chart:logarithmic="false" chart:minimum="0" chart:maximum="0.6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">
      <style:chart-properties chart:link-data-style-to-source="true" chart:error-category="cell-range" chart:error-upper-range="Sheet1.AB61:Sheet1.AB64" chart:error-lower-range="Sheet1.AB61:Sheet1.AB64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AB61:Sheet1.AB64" chart:error-lower-range="Sheet1.AB61:Sheet1.AB64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36cm" svg:height="14.226cm" xlink:href=".." xlink:type="simple" chart:class="chart:bar" chart:style-name="ch1">
        <chart:plot-area chart:style-name="ch2" table:cell-range-address="Sheet1.Y60:Sheet1.Z64" chart:data-source-has-labels="both" svg:x="0.801cm" svg:y="0.283cm" svg:width="22.678cm" svg:height="10.49cm">
          <chartooo:coordinate-region svg:x="6.053cm" svg:y="0.283cm" svg:width="16.908cm" svg:height="9.684cm"/>
          <chart:axis chart:dimension="x" chart:name="primary-x" chart:style-name="ch3" chartooo:axis-type="auto">
            <chartooo:date-scale/>
            <chart:categories table:cell-range-address="Sheet1.Y61:Sheet1.Y64"/>
          </chart:axis>
          <chart:axis chart:dimension="y" chart:name="primary-y" chart:style-name="ch4">
            <chart:title svg:x="9.656cm" svg:y="11.057cm" chart:style-name="ch5">
              <text:p>Decisions for MCH/%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heet1.Z61:Sheet1.Z64" chart:label-cell-address="Sheet1.Z60:Sheet1.Z60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H</text:p>
                <draw:g>
                  <svg:desc>Sheet1.Z60:Sheet1.Z60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Sheet1.Y61:Sheet1.Y64</svg:desc>
                </draw:g>
              </table:table-cell>
              <table:table-cell office:value-type="float" office:value="0.438775510204082">
                <text:p>0.438775510204082</text:p>
                <draw:g>
                  <svg:desc>Sheet1.Z61:Sheet1.Z64</svg:desc>
                </draw:g>
              </table:table-cell>
              <table:table-cell office:value-type="float" office:value="0.0769760280806293">
                <text:p>0.0769760280806293</text:p>
                <draw:g>
                  <svg:desc>Sheet1.AB61:Sheet1.AB64</svg:desc>
                </draw:g>
              </table:table-cell>
              <table:table-cell office:value-type="float" office:value="0.0769760280806293">
                <text:p>0.0769760280806293</text:p>
                <draw:g>
                  <svg:desc>Sheet1.AB61:Sheet1.AB64</svg:desc>
                </draw:g>
              </table:table-cell>
            </table:table-row>
            <table:table-row>
              <table:table-cell office:value-type="string">
                <text:p>3% MCH vs 12% OCT</text:p>
              </table:table-cell>
              <table:table-cell office:value-type="float" office:value="0.415842094413523">
                <text:p>0.415842094413523</text:p>
              </table:table-cell>
              <table:table-cell office:value-type="float" office:value="0.0348310488681583">
                <text:p>0.0348310488681583</text:p>
              </table:table-cell>
              <table:table-cell office:value-type="float" office:value="0.0348310488681583">
                <text:p>0.0348310488681583</text:p>
              </table:table-cell>
            </table:table-row>
            <table:table-row>
              <table:table-cell office:value-type="string">
                <text:p>4% MCH vs 12% OCT</text:p>
              </table:table-cell>
              <table:table-cell office:value-type="float" office:value="0.282661782661783">
                <text:p>0.282661782661783</text:p>
              </table:table-cell>
              <table:table-cell office:value-type="float" office:value="0.102030342610035">
                <text:p>0.102030342610035</text:p>
              </table:table-cell>
              <table:table-cell office:value-type="float" office:value="0.102030342610035">
                <text:p>0.102030342610035</text:p>
              </table:table-cell>
            </table:table-row>
            <table:table-row>
              <table:table-cell office:value-type="string">
                <text:p>5% MCH vs 12% OCT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0673435029701474">
                <text:p>0.0673435029701474</text:p>
              </table:table-cell>
              <table:table-cell office:value-type="float" office:value="0.0673435029701474">
                <text:p>0.06734350297014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Sheet1.AB68:Sheet1.AB71" chart:error-lower-range="Sheet1.AB68:Sheet1.AB71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 style:data-style-name="N10">
      <style:chart-properties chart:display-label="true" chart:logarithmic="false" chart:minimum="0" chart:maximum="0.7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">
      <style:chart-properties chart:link-data-style-to-source="true" chart:error-category="cell-range" chart:error-upper-range="Sheet1.AB68:Sheet1.AB71" chart:error-lower-range="Sheet1.AB68:Sheet1.AB71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AB68:Sheet1.AB71" chart:error-lower-range="Sheet1.AB68:Sheet1.AB7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91cm" svg:height="13.581cm" xlink:href=".." xlink:type="simple" chart:class="chart:bar" chart:style-name="ch1">
        <chart:plot-area chart:style-name="ch2" table:cell-range-address="Sheet1.Y68:Sheet1.Y71 Sheet1.AA68:Sheet1.AA71" chart:data-source-has-labels="column" svg:x="1.69cm" svg:y="0.271cm" svg:width="17.314cm" svg:height="13.039cm">
          <chartooo:coordinate-region svg:x="2.973cm" svg:y="0.271cm" svg:width="16.031cm" svg:height="8.581cm"/>
          <chart:axis chart:dimension="x" chart:name="primary-x" chart:style-name="ch3" chartooo:axis-type="auto">
            <chartooo:date-scale/>
            <chart:categories table:cell-range-address="Sheet1.Y68:Sheet1.Y71"/>
          </chart:axis>
          <chart:axis chart:dimension="y" chart:name="primary-y" chart:style-name="ch4">
            <chart:title svg:x="0.451cm" svg:y="9.261cm" chart:style-name="ch5">
              <text:p>Decisions for OCT/%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heet1.AA68:Sheet1.AA71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Sheet1.Y68:Sheet1.Y71</svg:desc>
                </draw:g>
              </table:table-cell>
              <table:table-cell office:value-type="float" office:value="0.456065759637188">
                <text:p>0.456065759637188</text:p>
                <draw:g>
                  <svg:desc>Sheet1.AA68:Sheet1.AA71</svg:desc>
                </draw:g>
              </table:table-cell>
              <table:table-cell office:value-type="float" office:value="0.0178541431690893">
                <text:p>0.0178541431690893</text:p>
                <draw:g>
                  <svg:desc>Sheet1.AB68:Sheet1.AB71</svg:desc>
                </draw:g>
              </table:table-cell>
              <table:table-cell office:value-type="float" office:value="0.0178541431690893">
                <text:p>0.0178541431690893</text:p>
                <draw:g>
                  <svg:desc>Sheet1.AB68:Sheet1.AB71</svg:desc>
                </draw:g>
              </table:table-cell>
            </table:table-row>
            <table:table-row>
              <table:table-cell office:value-type="string">
                <text:p>4% OCT vs 10% MCH</text:p>
              </table:table-cell>
              <table:table-cell office:value-type="float" office:value="0.371938775510204">
                <text:p>0.371938775510204</text:p>
              </table:table-cell>
              <table:table-cell office:value-type="float" office:value="0.134157805116244">
                <text:p>0.134157805116244</text:p>
              </table:table-cell>
              <table:table-cell office:value-type="float" office:value="0.134157805116244">
                <text:p>0.134157805116244</text:p>
              </table:table-cell>
            </table:table-row>
            <table:table-row>
              <table:table-cell office:value-type="string">
                <text:p>6% OCT vs 10% MCH</text:p>
              </table:table-cell>
              <table:table-cell office:value-type="float" office:value="0.501587301587302">
                <text:p>0.501587301587302</text:p>
              </table:table-cell>
              <table:table-cell office:value-type="float" office:value="0.113478187629937">
                <text:p>0.113478187629937</text:p>
              </table:table-cell>
              <table:table-cell office:value-type="float" office:value="0.113478187629937">
                <text:p>0.113478187629937</text:p>
              </table:table-cell>
            </table:table-row>
            <table:table-row>
              <table:table-cell office:value-type="string">
                <text:p>8% OCT vs 10% MCH</text:p>
              </table:table-cell>
              <table:table-cell office:value-type="float" office:value="0.368109668109668">
                <text:p>0.368109668109668</text:p>
              </table:table-cell>
              <table:table-cell office:value-type="float" office:value="0.068823908063593">
                <text:p>0.068823908063593</text:p>
              </table:table-cell>
              <table:table-cell office:value-type="float" office:value="0.068823908063593">
                <text:p>0.0688239080635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Sheet1.AB51:Sheet1.AB54" chart:error-lower-range="Sheet1.AB51:Sheet1.AB54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link-data-style-to-source="true" chart:error-category="cell-range" chart:error-upper-range="Sheet1.AB51:Sheet1.AB54" chart:error-lower-range="Sheet1.AB51:Sheet1.AB54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AB51:Sheet1.AB54" chart:error-lower-range="Sheet1.AB51:Sheet1.AB54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7cm" svg:height="11.487cm" xlink:href=".." xlink:type="simple" chart:class="chart:bar" chart:style-name="ch1">
        <chart:plot-area chart:style-name="ch2" table:cell-range-address="Sheet1.Y51:Sheet1.Y54 Sheet1.AA51:Sheet1.AA54" chart:data-source-has-labels="column" svg:x="1.715cm" svg:y="0.229cm" svg:width="18.5cm" svg:height="11.029cm">
          <chartooo:coordinate-region svg:x="2.998cm" svg:y="0.229cm" svg:width="17.217cm" svg:height="6.571cm"/>
          <chart:axis chart:dimension="x" chart:name="primary-x" chart:style-name="ch3" chartooo:axis-type="auto">
            <chartooo:date-scale/>
            <chart:categories table:cell-range-address="Sheet1.Y51:Sheet1.Y54"/>
          </chart:axis>
          <chart:axis chart:dimension="y" chart:name="primary-y" chart:style-name="ch4">
            <chart:title svg:x="0.451cm" svg:y="8.214cm" chart:style-name="ch5">
              <text:p>Decisions for OCT/%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heet1.AA51:Sheet1.AA54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Sheet1.Y51:Sheet1.Y54</svg:desc>
                </draw:g>
              </table:table-cell>
              <table:table-cell office:value-type="float" office:value="0.456597222222222">
                <text:p>0.456597222222222</text:p>
                <draw:g>
                  <svg:desc>Sheet1.AA51:Sheet1.AA54</svg:desc>
                </draw:g>
              </table:table-cell>
              <table:table-cell office:value-type="float" office:value="0.0974146869042203">
                <text:p>0.0974146869042203</text:p>
                <draw:g>
                  <svg:desc>Sheet1.AB51:Sheet1.AB54</svg:desc>
                </draw:g>
              </table:table-cell>
              <table:table-cell office:value-type="float" office:value="0.0974146869042203">
                <text:p>0.0974146869042203</text:p>
                <draw:g>
                  <svg:desc>Sheet1.AB51:Sheet1.AB54</svg:desc>
                </draw:g>
              </table:table-cell>
            </table:table-row>
            <table:table-row>
              <table:table-cell office:value-type="string">
                <text:p>8% OCT vs 10% MCH</text:p>
              </table:table-cell>
              <table:table-cell office:value-type="float" office:value="0.484210526315789">
                <text:p>0.484210526315789</text:p>
              </table:table-cell>
              <table:table-cell office:value-type="float" office:value="0.0956957877438025">
                <text:p>0.0956957877438025</text:p>
              </table:table-cell>
              <table:table-cell office:value-type="float" office:value="0.0956957877438025">
                <text:p>0.0956957877438025</text:p>
              </table:table-cell>
            </table:table-row>
            <table:table-row>
              <table:table-cell office:value-type="string">
                <text:p>6% OCT vs 10% MCH</text:p>
              </table:table-cell>
              <table:table-cell office:value-type="float" office:value="0.44047619047619">
                <text:p>0.44047619047619</text:p>
              </table:table-cell>
              <table:table-cell office:value-type="float" office:value="0.0629940788348712">
                <text:p>0.0629940788348712</text:p>
              </table:table-cell>
              <table:table-cell office:value-type="float" office:value="0.0629940788348712">
                <text:p>0.0629940788348712</text:p>
              </table:table-cell>
            </table:table-row>
            <table:table-row>
              <table:table-cell office:value-type="string">
                <text:p>4% OCT vs 10% MCH</text:p>
              </table:table-cell>
              <table:table-cell office:value-type="float" office:value="0.671995192307692">
                <text:p>0.671995192307692</text:p>
              </table:table-cell>
              <table:table-cell office:value-type="float" office:value="0.098100791113546">
                <text:p>0.098100791113546</text:p>
              </table:table-cell>
              <table:table-cell office:value-type="float" office:value="0.098100791113546">
                <text:p>0.0981007911135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3cm" svg:height="10.036cm" xlink:href=".." xlink:type="simple" chart:class="chart:line" chart:style-name="ch1">
        <chart:legend chart:legend-position="end" svg:x="13.892cm" svg:y="2.976cm" style:legend-expansion="high" chart:style-name="ch2"/>
        <chart:plot-area chart:style-name="ch3" table:cell-range-address="Sheet1.A41:Sheet1.A41 Sheet1.B43:Sheet1.B43 Sheet1.B45:Sheet1.B45 Sheet1.D41:Sheet1.D41 Sheet1.E43:Sheet1.E43 Sheet1.E45:Sheet1.E45 Sheet1.G41:Sheet1.G41 Sheet1.H43:Sheet1.H43 Sheet1.H45:Sheet1.H45 Sheet1.J41:Sheet1.J41 Sheet1.K43:Sheet1.K43 Sheet1.K45:Sheet1.K45 Sheet1.M41:Sheet1.M41 Sheet1.N43:Sheet1.N43 Sheet1.N45:Sheet1.N45 Sheet1.P41:Sheet1.P41 Sheet1.Q43:Sheet1.Q43 Sheet1.Q45:Sheet1.Q45 Sheet1.S41:Sheet1.S41 Sheet1.T43:Sheet1.T43 Sheet1.T45:Sheet1.T45 Sheet1.V41:Sheet1.V41 Sheet1.W43:Sheet1.W43 Sheet1.W45:Sheet1.W45" chart:data-source-has-labels="row" svg:x="1.623cm" svg:y="0.2cm" svg:width="11.949cm" svg:height="9.636cm">
          <chartooo:coordinate-region svg:x="2.906cm" svg:y="0.479cm" svg:width="10.666cm" svg:height="9.079cm"/>
          <chart:axis chart:dimension="x" chart:name="primary-x" chart:style-name="ch4"/>
          <chart:axis chart:dimension="y" chart:name="primary-y" chart:style-name="ch5">
            <chart:title svg:x="0.451cm" svg:y="7.502cm" chart:style-name="ch6">
              <text:p>Decisions for MCH/%</text:p>
            </chart:title>
            <chart:grid chart:style-name="ch7" chart:class="major"/>
            <chart:grid chart:style-name="ch8" chart:class="minor"/>
          </chart:axis>
          <chart:series chart:style-name="ch9" chart:values-cell-range-address="Sheet1.B43:Sheet1.B43 Sheet1.B45:Sheet1.B45" chart:label-cell-address="Sheet1.A41:Sheet1.A41" chart:class="chart:line">
            <chart:data-point chart:repeated="2"/>
          </chart:series>
          <chart:series chart:style-name="ch10" chart:values-cell-range-address="Sheet1.E43:Sheet1.E43 Sheet1.E45:Sheet1.E45" chart:label-cell-address="Sheet1.D41:Sheet1.D41" chart:class="chart:line">
            <chart:data-point chart:repeated="2"/>
          </chart:series>
          <chart:series chart:style-name="ch11" chart:values-cell-range-address="Sheet1.H43:Sheet1.H43 Sheet1.H45:Sheet1.H45" chart:label-cell-address="Sheet1.G41:Sheet1.G41" chart:class="chart:line">
            <chart:data-point chart:repeated="2"/>
          </chart:series>
          <chart:series chart:style-name="ch12" chart:values-cell-range-address="Sheet1.K43:Sheet1.K43 Sheet1.K45:Sheet1.K45" chart:label-cell-address="Sheet1.J41:Sheet1.J41" chart:class="chart:line">
            <chart:data-point chart:repeated="2"/>
          </chart:series>
          <chart:series chart:style-name="ch13" chart:values-cell-range-address="Sheet1.N43:Sheet1.N43 Sheet1.N45:Sheet1.N45" chart:label-cell-address="Sheet1.M41:Sheet1.M41" chart:class="chart:line">
            <chart:data-point chart:repeated="2"/>
          </chart:series>
          <chart:series chart:style-name="ch14" chart:values-cell-range-address="Sheet1.Q43:Sheet1.Q43 Sheet1.Q45:Sheet1.Q45" chart:label-cell-address="Sheet1.P41:Sheet1.P41" chart:class="chart:line">
            <chart:data-point chart:repeated="2"/>
          </chart:series>
          <chart:series chart:style-name="ch15" chart:values-cell-range-address="Sheet1.T43:Sheet1.T43 Sheet1.T45:Sheet1.T45" chart:label-cell-address="Sheet1.S41:Sheet1.S41" chart:class="chart:line">
            <chart:data-point chart:repeated="2"/>
          </chart:series>
          <chart:series chart:style-name="ch16" chart:values-cell-range-address="Sheet1.W43:Sheet1.W43 Sheet1.W45:Sheet1.W45" chart:label-cell-address="Sheet1.V41:Sheet1.V41" chart:class="chart:line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y 1</text:p>
                <draw:g>
                  <svg:desc>Sheet1.A41:Sheet1.A41</svg:desc>
                </draw:g>
              </table:table-cell>
              <table:table-cell office:value-type="string">
                <text:p>Fly 2</text:p>
                <draw:g>
                  <svg:desc>Sheet1.D41:Sheet1.D41</svg:desc>
                </draw:g>
              </table:table-cell>
              <table:table-cell office:value-type="string">
                <text:p>Fly 3</text:p>
                <draw:g>
                  <svg:desc>Sheet1.G41:Sheet1.G41</svg:desc>
                </draw:g>
              </table:table-cell>
              <table:table-cell office:value-type="string">
                <text:p>Fly 4</text:p>
                <draw:g>
                  <svg:desc>Sheet1.J41:Sheet1.J41</svg:desc>
                </draw:g>
              </table:table-cell>
              <table:table-cell office:value-type="string">
                <text:p>Fly 5</text:p>
                <draw:g>
                  <svg:desc>Sheet1.M41:Sheet1.M41</svg:desc>
                </draw:g>
              </table:table-cell>
              <table:table-cell office:value-type="string">
                <text:p>Fly 6</text:p>
                <draw:g>
                  <svg:desc>Sheet1.P41:Sheet1.P41</svg:desc>
                </draw:g>
              </table:table-cell>
              <table:table-cell office:value-type="string">
                <text:p>Fly 7</text:p>
                <draw:g>
                  <svg:desc>Sheet1.S41:Sheet1.S41</svg:desc>
                </draw:g>
              </table:table-cell>
              <table:table-cell office:value-type="string">
                <text:p>Fly 8</text:p>
                <draw:g>
                  <svg:desc>Sheet1.V41:Sheet1.V4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">
                <text:p>0.5</text:p>
                <draw:g>
                  <svg:desc>Sheet1.B43:Sheet1.B43 Sheet1.B45:Sheet1.B45</svg:desc>
                </draw:g>
              </table:table-cell>
              <table:table-cell office:value-type="float" office:value="0.571428571428571">
                <text:p>0.571428571428571</text:p>
                <draw:g>
                  <svg:desc>Sheet1.E43:Sheet1.E43 Sheet1.E45:Sheet1.E45</svg:desc>
                </draw:g>
              </table:table-cell>
              <table:table-cell office:value-type="float" office:value="0">
                <text:p>0</text:p>
                <draw:g>
                  <svg:desc>Sheet1.H43:Sheet1.H43 Sheet1.H45:Sheet1.H45</svg:desc>
                </draw:g>
              </table:table-cell>
              <table:table-cell office:value-type="float" office:value="0.555555555555556">
                <text:p>0.555555555555556</text:p>
                <draw:g>
                  <svg:desc>Sheet1.K43:Sheet1.K43 Sheet1.K45:Sheet1.K45</svg:desc>
                </draw:g>
              </table:table-cell>
              <table:table-cell office:value-type="float" office:value="0.625">
                <text:p>0.625</text:p>
                <draw:g>
                  <svg:desc>Sheet1.N43:Sheet1.N43 Sheet1.N45:Sheet1.N45</svg:desc>
                </draw:g>
              </table:table-cell>
              <table:table-cell office:value-type="float" office:value="0.428571428571429">
                <text:p>0.428571428571429</text:p>
                <draw:g>
                  <svg:desc>Sheet1.Q43:Sheet1.Q43 Sheet1.Q45:Sheet1.Q45</svg:desc>
                </draw:g>
              </table:table-cell>
              <table:table-cell office:value-type="float" office:value="0.25">
                <text:p>0.25</text:p>
                <draw:g>
                  <svg:desc>Sheet1.T43:Sheet1.T43 Sheet1.T45:Sheet1.T45</svg:desc>
                </draw:g>
              </table:table-cell>
              <table:table-cell office:value-type="float" office:value="0.571428571428571">
                <text:p>0.571428571428571</text:p>
                <draw:g>
                  <svg:desc>Sheet1.W43:Sheet1.W43 Sheet1.W45:Sheet1.W45</svg:desc>
                </draw:g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left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bow-ti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10">
      <style:chart-properties chart:symbol-type="named-symbol" chart:symbol-name="hourglass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10.036cm" xlink:href=".." xlink:type="simple" chart:class="chart:line" chart:style-name="ch1">
        <chart:plot-area chart:style-name="ch2" table:cell-range-address="Sheet1.A41:Sheet1.A41 Sheet1.B43:Sheet1.B43 Sheet1.B45:Sheet1.B45 Sheet1.D41:Sheet1.D41 Sheet1.E43:Sheet1.E43 Sheet1.E45:Sheet1.E45 Sheet1.G41:Sheet1.G41 Sheet1.H43:Sheet1.H43 Sheet1.H45:Sheet1.H45 Sheet1.J41:Sheet1.J41 Sheet1.K43:Sheet1.K43 Sheet1.K45:Sheet1.K45 Sheet1.M41:Sheet1.M41 Sheet1.N43:Sheet1.N43 Sheet1.N45:Sheet1.N45 Sheet1.P41:Sheet1.P41 Sheet1.Q43:Sheet1.Q43 Sheet1.Q45:Sheet1.Q45 Sheet1.S41:Sheet1.S41 Sheet1.T43:Sheet1.T43 Sheet1.T45:Sheet1.T45 Sheet1.V41:Sheet1.V41 Sheet1.W43:Sheet1.W43 Sheet1.W45:Sheet1.W45" chart:data-source-has-labels="row" svg:x="1.623cm" svg:y="0.2cm" svg:width="14.06cm" svg:height="9.636cm">
          <chartooo:coordinate-region svg:x="2.906cm" svg:y="0.479cm" svg:width="12.777cm" svg:height="9.079cm"/>
          <chart:axis chart:dimension="x" chart:name="primary-x" chart:style-name="ch3"/>
          <chart:axis chart:dimension="y" chart:name="primary-y" chart:style-name="ch4">
            <chart:title svg:x="0.451cm" svg:y="7.502cm" chart:style-name="ch5">
              <text:p>Decisions for MCH/%</text:p>
            </chart:title>
          </chart:axis>
          <chart:series chart:style-name="ch6" chart:values-cell-range-address="Sheet1.B43:Sheet1.B43 Sheet1.B45:Sheet1.B45" chart:label-cell-address="Sheet1.A41:Sheet1.A41" chart:class="chart:line">
            <chart:data-point chart:repeated="2"/>
          </chart:series>
          <chart:series chart:style-name="ch7" chart:values-cell-range-address="Sheet1.E43:Sheet1.E43 Sheet1.E45:Sheet1.E45" chart:label-cell-address="Sheet1.D41:Sheet1.D41" chart:class="chart:line">
            <chart:data-point chart:repeated="2"/>
          </chart:series>
          <chart:series chart:style-name="ch8" chart:values-cell-range-address="Sheet1.H43:Sheet1.H43 Sheet1.H45:Sheet1.H45" chart:label-cell-address="Sheet1.G41:Sheet1.G41" chart:class="chart:line">
            <chart:data-point chart:repeated="2"/>
          </chart:series>
          <chart:series chart:style-name="ch9" chart:values-cell-range-address="Sheet1.K43:Sheet1.K43 Sheet1.K45:Sheet1.K45" chart:label-cell-address="Sheet1.J41:Sheet1.J41" chart:class="chart:line">
            <chart:data-point chart:repeated="2"/>
          </chart:series>
          <chart:series chart:style-name="ch10" chart:values-cell-range-address="Sheet1.N43:Sheet1.N43 Sheet1.N45:Sheet1.N45" chart:label-cell-address="Sheet1.M41:Sheet1.M41" chart:class="chart:line">
            <chart:data-point chart:repeated="2"/>
          </chart:series>
          <chart:series chart:style-name="ch11" chart:values-cell-range-address="Sheet1.Q43:Sheet1.Q43 Sheet1.Q45:Sheet1.Q45" chart:label-cell-address="Sheet1.P41:Sheet1.P41" chart:class="chart:line">
            <chart:data-point chart:repeated="2"/>
          </chart:series>
          <chart:series chart:style-name="ch12" chart:values-cell-range-address="Sheet1.T43:Sheet1.T43 Sheet1.T45:Sheet1.T45" chart:label-cell-address="Sheet1.S41:Sheet1.S41" chart:class="chart:line">
            <chart:data-point chart:repeated="2"/>
          </chart:series>
          <chart:series chart:style-name="ch13" chart:values-cell-range-address="Sheet1.W43:Sheet1.W43 Sheet1.W45:Sheet1.W45" chart:label-cell-address="Sheet1.V41:Sheet1.V41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y 1</text:p>
                <draw:g>
                  <svg:desc>Sheet1.A41:Sheet1.A41</svg:desc>
                </draw:g>
              </table:table-cell>
              <table:table-cell office:value-type="string">
                <text:p>Fly 2</text:p>
                <draw:g>
                  <svg:desc>Sheet1.D41:Sheet1.D41</svg:desc>
                </draw:g>
              </table:table-cell>
              <table:table-cell office:value-type="string">
                <text:p>Fly 3</text:p>
                <draw:g>
                  <svg:desc>Sheet1.G41:Sheet1.G41</svg:desc>
                </draw:g>
              </table:table-cell>
              <table:table-cell office:value-type="string">
                <text:p>Fly 4</text:p>
                <draw:g>
                  <svg:desc>Sheet1.J41:Sheet1.J41</svg:desc>
                </draw:g>
              </table:table-cell>
              <table:table-cell office:value-type="string">
                <text:p>Fly 5</text:p>
                <draw:g>
                  <svg:desc>Sheet1.M41:Sheet1.M41</svg:desc>
                </draw:g>
              </table:table-cell>
              <table:table-cell office:value-type="string">
                <text:p>Fly 6</text:p>
                <draw:g>
                  <svg:desc>Sheet1.P41:Sheet1.P41</svg:desc>
                </draw:g>
              </table:table-cell>
              <table:table-cell office:value-type="string">
                <text:p>Fly 7</text:p>
                <draw:g>
                  <svg:desc>Sheet1.S41:Sheet1.S41</svg:desc>
                </draw:g>
              </table:table-cell>
              <table:table-cell office:value-type="string">
                <text:p>Fly 8</text:p>
                <draw:g>
                  <svg:desc>Sheet1.V41:Sheet1.V4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">
                <text:p>0.5</text:p>
                <draw:g>
                  <svg:desc>Sheet1.B43:Sheet1.B43 Sheet1.B45:Sheet1.B45</svg:desc>
                </draw:g>
              </table:table-cell>
              <table:table-cell office:value-type="float" office:value="0.571428571428571">
                <text:p>0.571428571428571</text:p>
                <draw:g>
                  <svg:desc>Sheet1.E43:Sheet1.E43 Sheet1.E45:Sheet1.E45</svg:desc>
                </draw:g>
              </table:table-cell>
              <table:table-cell office:value-type="float" office:value="0">
                <text:p>0</text:p>
                <draw:g>
                  <svg:desc>Sheet1.H43:Sheet1.H43 Sheet1.H45:Sheet1.H45</svg:desc>
                </draw:g>
              </table:table-cell>
              <table:table-cell office:value-type="float" office:value="0.555555555555556">
                <text:p>0.555555555555556</text:p>
                <draw:g>
                  <svg:desc>Sheet1.K43:Sheet1.K43 Sheet1.K45:Sheet1.K45</svg:desc>
                </draw:g>
              </table:table-cell>
              <table:table-cell office:value-type="float" office:value="0.625">
                <text:p>0.625</text:p>
                <draw:g>
                  <svg:desc>Sheet1.N43:Sheet1.N43 Sheet1.N45:Sheet1.N45</svg:desc>
                </draw:g>
              </table:table-cell>
              <table:table-cell office:value-type="float" office:value="0.428571428571429">
                <text:p>0.428571428571429</text:p>
                <draw:g>
                  <svg:desc>Sheet1.Q43:Sheet1.Q43 Sheet1.Q45:Sheet1.Q45</svg:desc>
                </draw:g>
              </table:table-cell>
              <table:table-cell office:value-type="float" office:value="0.25">
                <text:p>0.25</text:p>
                <draw:g>
                  <svg:desc>Sheet1.T43:Sheet1.T43 Sheet1.T45:Sheet1.T45</svg:desc>
                </draw:g>
              </table:table-cell>
              <table:table-cell office:value-type="float" office:value="0.571428571428571">
                <text:p>0.571428571428571</text:p>
                <draw:g>
                  <svg:desc>Sheet1.W43:Sheet1.W43 Sheet1.W45:Sheet1.W45</svg:desc>
                </draw:g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5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left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bow-ti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hourglass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hourglass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B43:Sheet1.B44 Sheet1.E43:Sheet1.E44 Sheet1.H43:Sheet1.H44 Sheet1.K43:Sheet1.K44 Sheet1.N43:Sheet1.N44 Sheet1.Q43:Sheet1.Q44 Sheet1.T43:Sheet1.T44 Sheet1.W43:Sheet1.W44" svg:x="0.988cm" svg:y="0.098cm" svg:width="14.687cm" svg:height="8.716cm">
          <chartooo:coordinate-region svg:x="2.271cm" svg:y="0.377cm" svg:width="13.31cm" svg:height="7.79cm"/>
          <chart:axis chart:dimension="x" chart:name="primary-x" chart:style-name="ch3"/>
          <chart:axis chart:dimension="y" chart:name="primary-y" chart:style-name="ch4"/>
          <chart:series chart:style-name="ch5" chart:values-cell-range-address="Sheet1.B43:Sheet1.B44" chart:class="chart:line">
            <chart:data-point chart:repeated="2"/>
          </chart:series>
          <chart:series chart:style-name="ch6" chart:values-cell-range-address="Sheet1.E43:Sheet1.E44" chart:class="chart:line">
            <chart:data-point chart:repeated="2"/>
          </chart:series>
          <chart:series chart:style-name="ch7" chart:values-cell-range-address="Sheet1.H43:Sheet1.H44" chart:class="chart:line">
            <chart:data-point chart:repeated="2"/>
          </chart:series>
          <chart:series chart:style-name="ch8" chart:values-cell-range-address="Sheet1.K43:Sheet1.K44" chart:class="chart:line">
            <chart:data-point chart:repeated="2"/>
          </chart:series>
          <chart:series chart:style-name="ch9" chart:values-cell-range-address="Sheet1.N43:Sheet1.N44" chart:class="chart:line">
            <chart:data-point chart:repeated="2"/>
          </chart:series>
          <chart:series chart:style-name="ch10" chart:values-cell-range-address="Sheet1.Q43:Sheet1.Q44" chart:class="chart:line">
            <chart:data-point chart:repeated="2"/>
          </chart:series>
          <chart:series chart:style-name="ch11" chart:values-cell-range-address="Sheet1.T43:Sheet1.T44" chart:class="chart:line">
            <chart:data-point chart:repeated="2"/>
          </chart:series>
          <chart:series chart:style-name="ch12" chart:values-cell-range-address="Sheet1.W43:Sheet1.W44" chart:class="chart:line">
            <chart:data-point chart:style-name="ch13"/>
            <chart:data-point/>
          </chart:series>
          <chart:wall chart:style-name="ch14"/>
          <chart:floor chart:style-name="ch15"/>
        </chart:plot-area>
        <draw:frame draw:style-name="gr1" draw:text-style-name="P1" svg:width="0.854cm" svg:height="4.97cm" svg:x="0cm" svg:y="1.691cm">
          <draw:image xlink:href="Pictures/20000020000003560000136AFC460B8283423CF6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N</text:p>
              </table:table-cell>
              <table:table-cell office:value-type="string">
                <text:p>Column Q</text:p>
              </table:table-cell>
              <table:table-cell office:value-type="string">
                <text:p>Column T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43:Sheet1.B44</svg:desc>
                </draw:g>
              </table:table-cell>
              <table:table-cell office:value-type="float" office:value="0.571428571428571">
                <text:p>0.571428571428571</text:p>
                <draw:g>
                  <svg:desc>Sheet1.E43:Sheet1.E44</svg:desc>
                </draw:g>
              </table:table-cell>
              <table:table-cell office:value-type="float" office:value="0">
                <text:p>0</text:p>
                <draw:g>
                  <svg:desc>Sheet1.H43:Sheet1.H44</svg:desc>
                </draw:g>
              </table:table-cell>
              <table:table-cell office:value-type="float" office:value="0.555555555555556">
                <text:p>0.555555555555556</text:p>
                <draw:g>
                  <svg:desc>Sheet1.K43:Sheet1.K44</svg:desc>
                </draw:g>
              </table:table-cell>
              <table:table-cell office:value-type="float" office:value="0.625">
                <text:p>0.625</text:p>
                <draw:g>
                  <svg:desc>Sheet1.N43:Sheet1.N44</svg:desc>
                </draw:g>
              </table:table-cell>
              <table:table-cell office:value-type="float" office:value="0.428571428571429">
                <text:p>0.428571428571429</text:p>
                <draw:g>
                  <svg:desc>Sheet1.Q43:Sheet1.Q44</svg:desc>
                </draw:g>
              </table:table-cell>
              <table:table-cell office:value-type="float" office:value="0.25">
                <text:p>0.25</text:p>
                <draw:g>
                  <svg:desc>Sheet1.T43:Sheet1.T44</svg:desc>
                </draw:g>
              </table:table-cell>
              <table:table-cell office:value-type="float" office:value="0.571428571428571">
                <text:p>0.571428571428571</text:p>
                <draw:g>
                  <svg:desc>Sheet1.W43:Sheet1.W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